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40462" table:style-name="ce6">
            <text:p>12.640.462</text:p>
          </table:table-cell>
          <table:table-cell office:value-type="percentage" office:value="0.94920668295177468" table:style-name="ce7">
            <text:p>94,9%</text:p>
          </table:table-cell>
          <table:table-cell office:value-type="float" office:value="6773142" table:style-name="ce5">
            <text:p>6.773.142</text:p>
          </table:table-cell>
          <table:table-cell office:value-type="float" office:value="6566913" table:style-name="ce5">
            <text:p>6.566.913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62986" table:style-name="ce6">
            <text:p>1.962.986</text:p>
          </table:table-cell>
          <table:table-cell office:value-type="percentage" office:value="0.91863752401320642" table:style-name="ce7">
            <text:p>91,9%</text:p>
          </table:table-cell>
          <table:table-cell office:value-type="float" office:value="1057774" table:style-name="ce5">
            <text:p>1.057.774</text:p>
          </table:table-cell>
          <table:table-cell office:value-type="float" office:value="1029912" table:style-name="ce5">
            <text:p>1.029.912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41265" table:style-name="ce6">
            <text:p>1.641.265</text:p>
          </table:table-cell>
          <table:table-cell office:value-type="float" office:value="1654778" table:style-name="ce6">
            <text:p>1.654.778</text:p>
          </table:table-cell>
          <table:table-cell office:value-type="percentage" office:value="1.0082332834734185" table:style-name="ce7">
            <text:p>100,8%</text:p>
          </table:table-cell>
          <table:table-cell office:value-type="float" office:value="870776" table:style-name="ce5">
            <text:p>870.776</text:p>
          </table:table-cell>
          <table:table-cell office:value-type="float" office:value="856747" table:style-name="ce5">
            <text:p>856.747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75684" table:style-name="ce6">
            <text:p>1.575.684</text:p>
          </table:table-cell>
          <table:table-cell office:value-type="percentage" office:value="0.83314421678783868" table:style-name="ce7">
            <text:p>83,3%</text:p>
          </table:table-cell>
          <table:table-cell office:value-type="float" office:value="845231" table:style-name="ce5">
            <text:p>845.231</text:p>
          </table:table-cell>
          <table:table-cell office:value-type="float" office:value="822552" table:style-name="ce5">
            <text:p>822.552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102186" table:style-name="ce6">
            <text:p>3.102.186</text:p>
          </table:table-cell>
          <table:table-cell office:value-type="percentage" office:value="0.88059236297986854" table:style-name="ce7">
            <text:p>88,1%</text:p>
          </table:table-cell>
          <table:table-cell office:value-type="float" office:value="1660055" table:style-name="ce5">
            <text:p>1.660.055</text:p>
          </table:table-cell>
          <table:table-cell office:value-type="float" office:value="1609569" table:style-name="ce5">
            <text:p>1.609.569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899875" table:style-name="ce6">
            <text:p>899.875</text:p>
          </table:table-cell>
          <table:table-cell office:value-type="percentage" office:value="0.90680754367136762" table:style-name="ce7">
            <text:p>90,7%</text:p>
          </table:table-cell>
          <table:table-cell office:value-type="float" office:value="477854" table:style-name="ce5">
            <text:p>477.854</text:p>
          </table:table-cell>
          <table:table-cell office:value-type="float" office:value="464675" table:style-name="ce5">
            <text:p>464.675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90785" table:style-name="ce5">
            <text:p>2.890.78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86585" table:style-name="ce6">
            <text:p>3.886.585</text:p>
          </table:table-cell>
          <table:table-cell office:value-type="float" office:value="3704407" table:style-name="ce6">
            <text:p>3.704.407</text:p>
          </table:table-cell>
          <table:table-cell office:value-type="percentage" office:value="0.95312645934670159" table:style-name="ce7">
            <text:p>95,3%</text:p>
          </table:table-cell>
          <table:table-cell office:value-type="float" office:value="1986920" table:style-name="ce5">
            <text:p>1.986.920</text:p>
          </table:table-cell>
          <table:table-cell office:value-type="float" office:value="1938721" table:style-name="ce5">
            <text:p>1.938.721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09445" table:style-name="ce5">
            <text:p>2.309.44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67320" table:style-name="ce6">
            <text:p>3.267.320</text:p>
          </table:table-cell>
          <table:table-cell office:value-type="float" office:value="2972378" table:style-name="ce6">
            <text:p>2.972.378</text:p>
          </table:table-cell>
          <table:table-cell office:value-type="percentage" office:value="0.90972968671571808" table:style-name="ce7">
            <text:p>91,0%</text:p>
          </table:table-cell>
          <table:table-cell office:value-type="float" office:value="1604715" table:style-name="ce5">
            <text:p>1.604.715</text:p>
          </table:table-cell>
          <table:table-cell office:value-type="float" office:value="1532654" table:style-name="ce5">
            <text:p>1.532.654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85960" table:style-name="ce6">
            <text:p>10.885.960</text:p>
          </table:table-cell>
          <table:table-cell office:value-type="percentage" office:value="0.91760800646694329" table:style-name="ce7">
            <text:p>91,8%</text:p>
          </table:table-cell>
          <table:table-cell office:value-type="float" office:value="5881602" table:style-name="ce5">
            <text:p>5.881.602</text:p>
          </table:table-cell>
          <table:table-cell office:value-type="float" office:value="5684629" table:style-name="ce5">
            <text:p>5.684.629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33939" table:style-name="ce6">
            <text:p>7.533.939</text:p>
          </table:table-cell>
          <table:table-cell office:value-type="percentage" office:value="0.93143373216921721" table:style-name="ce7">
            <text:p>93,1%</text:p>
          </table:table-cell>
          <table:table-cell office:value-type="float" office:value="4045630" table:style-name="ce5">
            <text:p>4.045.630</text:p>
          </table:table-cell>
          <table:table-cell office:value-type="float" office:value="3939480" table:style-name="ce5">
            <text:p>3.939.480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76494" table:style-name="ce6">
            <text:p>1.676.494</text:p>
          </table:table-cell>
          <table:table-cell office:value-type="percentage" office:value="0.99626747485552136" table:style-name="ce7">
            <text:p>99,6%</text:p>
          </table:table-cell>
          <table:table-cell office:value-type="float" office:value="891889" table:style-name="ce5">
            <text:p>891.889</text:p>
          </table:table-cell>
          <table:table-cell office:value-type="float" office:value="871927" table:style-name="ce5">
            <text:p>871.927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39819" table:style-name="ce5">
            <text:p>3.139.81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43319" table:style-name="ce6">
            <text:p>4.343.319</text:p>
          </table:table-cell>
          <table:table-cell office:value-type="float" office:value="4340582" table:style-name="ce6">
            <text:p>4.340.582</text:p>
          </table:table-cell>
          <table:table-cell office:value-type="percentage" office:value="0.99936983675387414" table:style-name="ce7">
            <text:p>99,9%</text:p>
          </table:table-cell>
          <table:table-cell office:value-type="float" office:value="2298635" table:style-name="ce5">
            <text:p>2.298.635</text:p>
          </table:table-cell>
          <table:table-cell office:value-type="float" office:value="2250071" table:style-name="ce5">
            <text:p>2.250.071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71580" table:style-name="ce6">
            <text:p>471.580</text:p>
          </table:table-cell>
          <table:table-cell office:value-type="percentage" office:value="0.92364341464847766" table:style-name="ce7">
            <text:p>92,4%</text:p>
          </table:table-cell>
          <table:table-cell office:value-type="float" office:value="256564" table:style-name="ce5">
            <text:p>256.564</text:p>
          </table:table-cell>
          <table:table-cell office:value-type="float" office:value="249910" table:style-name="ce5">
            <text:p>249.910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654784" table:style-name="ce6">
            <text:p>9.654.784</text:p>
          </table:table-cell>
          <table:table-cell office:value-type="percentage" office:value="0.89182860730573155" table:style-name="ce7">
            <text:p>89,2%</text:p>
          </table:table-cell>
          <table:table-cell office:value-type="float" office:value="5274803" table:style-name="ce5">
            <text:p>5.274.803</text:p>
          </table:table-cell>
          <table:table-cell office:value-type="float" office:value="5088413" table:style-name="ce5">
            <text:p>5.088.413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88992" table:style-name="ce6">
            <text:p>2.188.992</text:p>
          </table:table-cell>
          <table:table-cell office:value-type="percentage" office:value="0.90932739021254416" table:style-name="ce7">
            <text:p>90,9%</text:p>
          </table:table-cell>
          <table:table-cell office:value-type="float" office:value="1177262" table:style-name="ce5">
            <text:p>1.177.262</text:p>
          </table:table-cell>
          <table:table-cell office:value-type="float" office:value="1135001" table:style-name="ce5">
            <text:p>1.135.001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4798" table:style-name="ce6">
            <text:p>964.798</text:p>
          </table:table-cell>
          <table:table-cell office:value-type="percentage" office:value="0.92221473462852777" table:style-name="ce7">
            <text:p>92,2%</text:p>
          </table:table-cell>
          <table:table-cell office:value-type="float" office:value="521985" table:style-name="ce5">
            <text:p>521.985</text:p>
          </table:table-cell>
          <table:table-cell office:value-type="float" office:value="508993" table:style-name="ce5">
            <text:p>508.993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56270" table:style-name="ce5">
            <text:p>2.556.27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27870" table:style-name="ce6">
            <text:p>3.627.870</text:p>
          </table:table-cell>
          <table:table-cell office:value-type="float" office:value="3318387" table:style-name="ce6">
            <text:p>3.318.387</text:p>
          </table:table-cell>
          <table:table-cell office:value-type="percentage" office:value="0.91469291898552041" table:style-name="ce7">
            <text:p>91,5%</text:p>
          </table:table-cell>
          <table:table-cell office:value-type="float" office:value="1793344" table:style-name="ce5">
            <text:p>1.793.344</text:p>
          </table:table-cell>
          <table:table-cell office:value-type="float" office:value="1750696" table:style-name="ce5">
            <text:p>1.750.696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10342" table:style-name="ce6">
            <text:p>110.342</text:p>
          </table:table-cell>
          <table:table-cell office:value-type="percentage" office:value="0.7868644369963631" table:style-name="ce7">
            <text:p>78,7%</text:p>
          </table:table-cell>
          <table:table-cell office:value-type="float" office:value="60824" table:style-name="ce5">
            <text:p>60.824</text:p>
          </table:table-cell>
          <table:table-cell office:value-type="float" office:value="57179" table:style-name="ce5">
            <text:p>57.179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9991" table:style-name="ce6">
            <text:p>99.991</text:p>
          </table:table-cell>
          <table:table-cell office:value-type="percentage" office:value="0.70865343727852592" table:style-name="ce7">
            <text:p>70,9%</text:p>
          </table:table-cell>
          <table:table-cell office:value-type="float" office:value="56199" table:style-name="ce5">
            <text:p>56.199</text:p>
          </table:table-cell>
          <table:table-cell office:value-type="float" office:value="53372" table:style-name="ce5">
            <text:p>53.372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2069" table:style-name="ce6">
            <text:p>172.069</text:p>
          </table:table-cell>
          <table:table-cell office:value-type="percentage" office:value="0.81073606046042646" table:style-name="ce7">
            <text:p>81,1%</text:p>
          </table:table-cell>
          <table:table-cell office:value-type="float" office:value="92335" table:style-name="ce5">
            <text:p>92.335</text:p>
          </table:table-cell>
          <table:table-cell office:value-type="float" office:value="86164" table:style-name="ce5">
            <text:p>86.164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780" table:style-name="ce5">
            <text:p>4.780</text:p>
          </table:table-cell>
          <table:table-cell office:value-type="float" office:value="0" table:style-name="ce5">
            <text:p>0</text:p>
          </table:table-cell>
          <table:table-cell office:value-type="float" office:value="3935" table:style-name="ce5">
            <text:p>3.935</text:p>
          </table:table-cell>
          <table:table-cell office:value-type="float" office:value="8715" table:style-name="ce6">
            <text:p>8.715</text:p>
          </table:table-cell>
          <table:table-cell office:value-type="float" office:value="6081" table:style-name="ce6">
            <text:p>6.081</text:p>
          </table:table-cell>
          <table:table-cell office:value-type="percentage" office:value="0.6977624784853701" table:style-name="ce7">
            <text:p>69,8%</text:p>
          </table:table-cell>
          <table:table-cell office:value-type="float" office:value="4519" table:style-name="ce5">
            <text:p>4.519</text:p>
          </table:table-cell>
          <table:table-cell office:value-type="float" office:value="4221" table:style-name="ce5">
            <text:p>4.221</text:p>
          </table:table-cell>
          <table:table-cell office:value-type="date" office:date-value="2021-09-27T00:00:00" table:style-name="ce8">
            <text:p>2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504271" table:style-name="ce11">
            <text:p>53.504.271</text:p>
          </table:table-cell>
          <table:table-cell office:value-type="float" office:value="10752730" table:style-name="ce12">
            <text:p>10.752.73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460" table:style-name="ce14">
            <text:p>2.168.460</text:p>
          </table:table-cell>
          <table:table-cell office:value-type="float" office:value="75553361" table:style-name="ce15">
            <text:p>75.553.361</text:p>
          </table:table-cell>
          <table:table-cell office:value-type="float" office:value="69936755" table:style-name="ce15">
            <text:p>69.936.755</text:p>
          </table:table-cell>
          <table:table-cell office:value-type="percentage" office:value="0.92566040840989194" table:style-name="ce16">
            <text:p>92,6%</text:p>
          </table:table-cell>
          <table:table-cell office:value-type="float" office:value="37632058" table:style-name="ce15">
            <text:p>37.632.058</text:p>
          </table:table-cell>
          <table:table-cell office:value-type="float" office:value="36501799" table:style-name="ce15">
            <text:p>36.501.799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5165" table:style-name="ce23">
            <text:p>4.465.165</text:p>
          </table:table-cell>
          <table:table-cell office:value-type="percentage" office:value="0.96436120504196488" table:style-name="ce24">
            <text:p>96,4%</text:p>
          </table:table-cell>
          <table:table-cell office:value-type="float" office:value="4402157" table:style-name="ce23">
            <text:p>4.402.157</text:p>
          </table:table-cell>
          <table:table-cell office:value-type="percentage" office:value="0.95075309183511048" table:style-name="ce24">
            <text:p>95,1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6483" table:style-name="ce23">
            <text:p>746.483</text:p>
          </table:table-cell>
          <table:table-cell office:value-type="percentage" office:value="0.9481099603982025" table:style-name="ce24">
            <text:p>94,8%</text:p>
          </table:table-cell>
          <table:table-cell office:value-type="float" office:value="736264" table:style-name="ce23">
            <text:p>736.264</text:p>
          </table:table-cell>
          <table:table-cell office:value-type="percentage" office:value="0.93513078245937575" table:style-name="ce24">
            <text:p>93,5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445" table:style-name="ce23">
            <text:p>654.445</text:p>
          </table:table-cell>
          <table:table-cell office:value-type="percentage" office:value="0.96759146318925437" table:style-name="ce24">
            <text:p>96,8%</text:p>
          </table:table-cell>
          <table:table-cell office:value-type="float" office:value="649444" table:style-name="ce23">
            <text:p>649.444</text:p>
          </table:table-cell>
          <table:table-cell office:value-type="percentage" office:value="0.96019752648348156" table:style-name="ce24">
            <text:p>96,0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5614" table:style-name="ce23">
            <text:p>555.614</text:p>
          </table:table-cell>
          <table:table-cell office:value-type="percentage" office:value="0.89722538909469074" table:style-name="ce24">
            <text:p>89,7%</text:p>
          </table:table-cell>
          <table:table-cell office:value-type="float" office:value="547546" table:style-name="ce23">
            <text:p>547.546</text:p>
          </table:table-cell>
          <table:table-cell office:value-type="percentage" office:value="0.88419689370181731" table:style-name="ce24">
            <text:p>88,4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3953" table:style-name="ce23">
            <text:p>1.103.953</text:p>
          </table:table-cell>
          <table:table-cell office:value-type="percentage" office:value="0.90614588420702702" table:style-name="ce24">
            <text:p>90,6%</text:p>
          </table:table-cell>
          <table:table-cell office:value-type="float" office:value="1087906" table:style-name="ce23">
            <text:p>1.087.906</text:p>
          </table:table-cell>
          <table:table-cell office:value-type="percentage" office:value="0.89297419754657126" table:style-name="ce24">
            <text:p>89,3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874" table:style-name="ce23">
            <text:p>345.874</text:p>
          </table:table-cell>
          <table:table-cell office:value-type="percentage" office:value="0.96293842187613099" table:style-name="ce24">
            <text:p>96,3%</text:p>
          </table:table-cell>
          <table:table-cell office:value-type="float" office:value="342581" table:style-name="ce23">
            <text:p>342.581</text:p>
          </table:table-cell>
          <table:table-cell office:value-type="percentage" office:value="0.95377046989582004" table:style-name="ce24">
            <text:p>95,4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9914" table:style-name="ce23">
            <text:p>1.469.914</text:p>
          </table:table-cell>
          <table:table-cell office:value-type="percentage" office:value="0.95939748923388612" table:style-name="ce24">
            <text:p>95,9%</text:p>
          </table:table-cell>
          <table:table-cell office:value-type="float" office:value="1452605" table:style-name="ce23">
            <text:p>1.452.605</text:p>
          </table:table-cell>
          <table:table-cell office:value-type="percentage" office:value="0.94810008602448104" table:style-name="ce24">
            <text:p>94,8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9024" table:style-name="ce23">
            <text:p>1.089.024</text:p>
          </table:table-cell>
          <table:table-cell office:value-type="percentage" office:value="0.94630099181280858" table:style-name="ce24">
            <text:p>94,6%</text:p>
          </table:table-cell>
          <table:table-cell office:value-type="float" office:value="1057337" table:style-name="ce23">
            <text:p>1.057.337</text:p>
          </table:table-cell>
          <table:table-cell office:value-type="percentage" office:value="0.9187667597595458" table:style-name="ce24">
            <text:p>91,9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10902" table:style-name="ce23">
            <text:p>4.010.902</text:p>
          </table:table-cell>
          <table:table-cell office:value-type="percentage" office:value="0.92660340844063693" table:style-name="ce24">
            <text:p>92,7%</text:p>
          </table:table-cell>
          <table:table-cell office:value-type="float" office:value="3949141" table:style-name="ce23">
            <text:p>3.949.141</text:p>
          </table:table-cell>
          <table:table-cell office:value-type="percentage" office:value="0.91233530787156236" table:style-name="ce24">
            <text:p>91,2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3901" table:style-name="ce23">
            <text:p>2.763.901</text:p>
          </table:table-cell>
          <table:table-cell office:value-type="percentage" office:value="0.95338392704075103" table:style-name="ce24">
            <text:p>95,3%</text:p>
          </table:table-cell>
          <table:table-cell office:value-type="float" office:value="2730633" table:style-name="ce23">
            <text:p>2.730.633</text:p>
          </table:table-cell>
          <table:table-cell office:value-type="percentage" office:value="0.9419084159841713" table:style-name="ce24">
            <text:p>94,2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982" table:style-name="ce23">
            <text:p>613.982</text:p>
          </table:table-cell>
          <table:table-cell office:value-type="percentage" office:value="0.98728709992796126" table:style-name="ce24">
            <text:p>98,7%</text:p>
          </table:table-cell>
          <table:table-cell office:value-type="float" office:value="607449" table:style-name="ce23">
            <text:p>607.449</text:p>
          </table:table-cell>
          <table:table-cell office:value-type="percentage" office:value="0.97678199289904288" table:style-name="ce24">
            <text:p>97,7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4962" table:style-name="ce23">
            <text:p>1.674.962</text:p>
          </table:table-cell>
          <table:table-cell office:value-type="percentage" office:value="0.97375793630722851" table:style-name="ce24">
            <text:p>97,4%</text:p>
          </table:table-cell>
          <table:table-cell office:value-type="float" office:value="1658690" table:style-name="ce23">
            <text:p>1.658.690</text:p>
          </table:table-cell>
          <table:table-cell office:value-type="percentage" office:value="0.96429802668564235" table:style-name="ce24">
            <text:p>96,4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412" table:style-name="ce23">
            <text:p>182.412</text:p>
          </table:table-cell>
          <table:table-cell office:value-type="percentage" office:value="0.96687709701528135" table:style-name="ce24">
            <text:p>96,7%</text:p>
          </table:table-cell>
          <table:table-cell office:value-type="float" office:value="179929" table:style-name="ce23">
            <text:p>179.929</text:p>
          </table:table-cell>
          <table:table-cell office:value-type="percentage" office:value="0.95371592432988272" table:style-name="ce24">
            <text:p>95,4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8013" table:style-name="ce23">
            <text:p>3.528.013</text:p>
          </table:table-cell>
          <table:table-cell office:value-type="percentage" office:value="0.94527018337316604" table:style-name="ce24">
            <text:p>94,5%</text:p>
          </table:table-cell>
          <table:table-cell office:value-type="float" office:value="3472896" table:style-name="ce23">
            <text:p>3.472.896</text:p>
          </table:table-cell>
          <table:table-cell office:value-type="percentage" office:value="0.93050253464370303" table:style-name="ce24">
            <text:p>93,1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1155" table:style-name="ce23">
            <text:p>761.155</text:p>
          </table:table-cell>
          <table:table-cell office:value-type="percentage" office:value="0.96716993311240773" table:style-name="ce24">
            <text:p>96,7%</text:p>
          </table:table-cell>
          <table:table-cell office:value-type="float" office:value="745342" table:style-name="ce23">
            <text:p>745.342</text:p>
          </table:table-cell>
          <table:table-cell office:value-type="percentage" office:value="0.94707697155752535" table:style-name="ce24">
            <text:p>94,7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619" table:style-name="ce23">
            <text:p>356.619</text:p>
          </table:table-cell>
          <table:table-cell office:value-type="percentage" office:value="0.94972276816387835" table:style-name="ce24">
            <text:p>95,0%</text:p>
          </table:table-cell>
          <table:table-cell office:value-type="float" office:value="352670" table:style-name="ce23">
            <text:p>352.670</text:p>
          </table:table-cell>
          <table:table-cell office:value-type="percentage" office:value="0.93920606767546033" table:style-name="ce24">
            <text:p>93,9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7408" table:style-name="ce23">
            <text:p>1.297.408</text:p>
          </table:table-cell>
          <table:table-cell office:value-type="percentage" office:value="0.95872781283714881" table:style-name="ce24">
            <text:p>95,9%</text:p>
          </table:table-cell>
          <table:table-cell office:value-type="float" office:value="1279267" table:style-name="ce23">
            <text:p>1.279.267</text:p>
          </table:table-cell>
          <table:table-cell office:value-type="percentage" office:value="0.9453224066328717" table:style-name="ce24">
            <text:p>94,5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44" table:style-name="ce23">
            <text:p>35.344</text:p>
          </table:table-cell>
          <table:table-cell office:value-type="percentage" office:value="0.90676792036533427" table:style-name="ce24">
            <text:p>90,7%</text:p>
          </table:table-cell>
          <table:table-cell office:value-type="float" office:value="34533" table:style-name="ce23">
            <text:p>34.533</text:p>
          </table:table-cell>
          <table:table-cell office:value-type="percentage" office:value="0.88596131150905644" table:style-name="ce24">
            <text:p>88,6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32" table:style-name="ce23">
            <text:p>32.032</text:p>
          </table:table-cell>
          <table:table-cell office:value-type="percentage" office:value="0.86049697783747481" table:style-name="ce24">
            <text:p>86,0%</text:p>
          </table:table-cell>
          <table:table-cell office:value-type="float" office:value="31256" table:style-name="ce23">
            <text:p>31.256</text:p>
          </table:table-cell>
          <table:table-cell office:value-type="percentage" office:value="0.83965077233042307" table:style-name="ce24">
            <text:p>84,0%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33" table:style-name="ce23">
            <text:p>35.033</text:p>
          </table:table-cell>
          <table:table-cell office:value-type="string" table:style-name="ce24">
            <text:p>-</text:p>
          </table:table-cell>
          <table:table-cell office:value-type="float" office:value="32954" table:style-name="ce23">
            <text:p>32.954</text:p>
          </table:table-cell>
          <table:table-cell office:value-type="string" table:style-name="ce24">
            <text:p>-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993" table:style-name="ce23">
            <text:p>1.993</text:p>
          </table:table-cell>
          <table:table-cell office:value-type="string" table:style-name="ce24">
            <text:p>-</text:p>
          </table:table-cell>
          <table:table-cell office:value-type="float" office:value="1901" table:style-name="ce23">
            <text:p>1.901</text:p>
          </table:table-cell>
          <table:table-cell office:value-type="string" table:style-name="ce24">
            <text:p>-</text:p>
          </table:table-cell>
          <table:table-cell office:value-type="date" office:date-value="2021-09-27T00:00:00" table:style-name="ce25">
            <text:p>2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24228" table:style-name="ce15">
            <text:p>25.724.228</text:p>
          </table:table-cell>
          <table:table-cell office:value-type="percentage" office:value="0.95077375902467531" table:style-name="ce16">
            <text:p>95,1%</text:p>
          </table:table-cell>
          <table:table-cell office:value-type="float" office:value="25352501" table:style-name="ce15">
            <text:p>25.352.501</text:p>
          </table:table-cell>
          <table:table-cell office:value-type="percentage" office:value="0.93703463818027266" table:style-name="ce16">
            <text:p>93,7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851" table:style-name="ce34">
            <text:p>433.851</text:p>
          </table:table-cell>
          <table:table-cell office:value-type="percentage" office:value="1" table:style-name="ce35">
            <text:p>100,0%</text:p>
          </table:table-cell>
          <table:table-cell office:value-type="float" office:value="653628" table:style-name="ce34">
            <text:p>653.628</text:p>
          </table:table-cell>
          <table:table-cell office:value-type="percentage" office:value="1" table:style-name="ce35">
            <text:p>100,0%</text:p>
          </table:table-cell>
          <table:table-cell office:value-type="float" office:value="926626" table:style-name="ce34">
            <text:p>926.626</text:p>
          </table:table-cell>
          <table:table-cell office:value-type="percentage" office:value="1" table:style-name="ce35">
            <text:p>100,0%</text:p>
          </table:table-cell>
          <table:table-cell office:value-type="float" office:value="1209985" table:style-name="ce34">
            <text:p>1.209.985</text:p>
          </table:table-cell>
          <table:table-cell office:value-type="percentage" office:value="0.95649400286635555" table:style-name="ce35">
            <text:p>95,6%</text:p>
          </table:table-cell>
          <table:table-cell office:value-type="float" office:value="1241075" table:style-name="ce34">
            <text:p>1.241.075</text:p>
          </table:table-cell>
          <table:table-cell office:value-type="percentage" office:value="0.89600928154650084" table:style-name="ce35">
            <text:p>89,6%</text:p>
          </table:table-cell>
          <table:table-cell office:value-type="float" office:value="914996" table:style-name="ce34">
            <text:p>914.996</text:p>
          </table:table-cell>
          <table:table-cell office:value-type="percentage" office:value="0.80247531829467544" table:style-name="ce35">
            <text:p>80,2%</text:p>
          </table:table-cell>
          <table:table-cell office:value-type="float" office:value="747331" table:style-name="ce34">
            <text:p>747.331</text:p>
          </table:table-cell>
          <table:table-cell office:value-type="percentage" office:value="0.8047308414596327" table:style-name="ce35">
            <text:p>80,5%</text:p>
          </table:table-cell>
          <table:table-cell office:value-type="float" office:value="645650" table:style-name="ce34">
            <text:p>645.650</text:p>
          </table:table-cell>
          <table:table-cell office:value-type="percentage" office:value="0.85754283065504766" table:style-name="ce35">
            <text:p>85,8%</text:p>
          </table:table-cell>
          <table:table-cell office:value-type="float" office:value="6773142" table:style-name="ce34">
            <text:p>6.773.142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890562568983391" table:style-name="ce35">
            <text:p>90,9%</text:p>
          </table:table-cell>
          <table:table-cell office:value-type="percentage" office:value="0.80019058620853833" table:style-name="ce35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86" table:style-name="ce37">
            <text:p>101.186</text:p>
          </table:table-cell>
          <table:table-cell office:value-type="percentage" office:value="1" table:style-name="ce38">
            <text:p>100,0%</text:p>
          </table:table-cell>
          <table:table-cell office:value-type="float" office:value="119168" table:style-name="ce37">
            <text:p>119.168</text:p>
          </table:table-cell>
          <table:table-cell office:value-type="percentage" office:value="1" table:style-name="ce38">
            <text:p>100,0%</text:p>
          </table:table-cell>
          <table:table-cell office:value-type="float" office:value="154198" table:style-name="ce37">
            <text:p>154.198</text:p>
          </table:table-cell>
          <table:table-cell office:value-type="percentage" office:value="0.9861287867644708" table:style-name="ce38">
            <text:p>98,6%</text:p>
          </table:table-cell>
          <table:table-cell office:value-type="float" office:value="185361" table:style-name="ce37">
            <text:p>185.361</text:p>
          </table:table-cell>
          <table:table-cell office:value-type="percentage" office:value="0.93491067555707985" table:style-name="ce38">
            <text:p>93,5%</text:p>
          </table:table-cell>
          <table:table-cell office:value-type="float" office:value="186570" table:style-name="ce37">
            <text:p>186.570</text:p>
          </table:table-cell>
          <table:table-cell office:value-type="percentage" office:value="0.86799756214438251" table:style-name="ce38">
            <text:p>86,8%</text:p>
          </table:table-cell>
          <table:table-cell office:value-type="float" office:value="123661" table:style-name="ce37">
            <text:p>123.661</text:p>
          </table:table-cell>
          <table:table-cell office:value-type="percentage" office:value="0.75271782136031062" table:style-name="ce38">
            <text:p>75,3%</text:p>
          </table:table-cell>
          <table:table-cell office:value-type="float" office:value="101500" table:style-name="ce37">
            <text:p>101.500</text:p>
          </table:table-cell>
          <table:table-cell office:value-type="percentage" office:value="0.77836826404705484" table:style-name="ce38">
            <text:p>77,8%</text:p>
          </table:table-cell>
          <table:table-cell office:value-type="float" office:value="86130" table:style-name="ce37">
            <text:p>86.130</text:p>
          </table:table-cell>
          <table:table-cell office:value-type="percentage" office:value="0.83532960265350265" table:style-name="ce38">
            <text:p>83,5%</text:p>
          </table:table-cell>
          <table:table-cell office:value-type="float" office:value="1057774" table:style-name="ce37">
            <text:p>1.057.774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253535887081126" table:style-name="ce38">
            <text:p>89,3%</text:p>
          </table:table-cell>
          <table:table-cell office:value-type="percentage" office:value="0.79568313611270125" table:style-name="ce38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93" table:style-name="ce37">
            <text:p>88.893</text:p>
          </table:table-cell>
          <table:table-cell office:value-type="percentage" office:value="1" table:style-name="ce38">
            <text:p>100,0%</text:p>
          </table:table-cell>
          <table:table-cell office:value-type="float" office:value="114292" table:style-name="ce37">
            <text:p>114.292</text:p>
          </table:table-cell>
          <table:table-cell office:value-type="percentage" office:value="1" table:style-name="ce38">
            <text:p>100,0%</text:p>
          </table:table-cell>
          <table:table-cell office:value-type="float" office:value="148034" table:style-name="ce37">
            <text:p>148.034</text:p>
          </table:table-cell>
          <table:table-cell office:value-type="percentage" office:value="0.98918825007350386" table:style-name="ce38">
            <text:p>98,9%</text:p>
          </table:table-cell>
          <table:table-cell office:value-type="float" office:value="152963" table:style-name="ce37">
            <text:p>152.963</text:p>
          </table:table-cell>
          <table:table-cell office:value-type="percentage" office:value="0.94047157920624669" table:style-name="ce38">
            <text:p>94,0%</text:p>
          </table:table-cell>
          <table:table-cell office:value-type="float" office:value="150263" table:style-name="ce37">
            <text:p>150.263</text:p>
          </table:table-cell>
          <table:table-cell office:value-type="percentage" office:value="0.89981615995880071" table:style-name="ce38">
            <text:p>90,0%</text:p>
          </table:table-cell>
          <table:table-cell office:value-type="float" office:value="90405" table:style-name="ce37">
            <text:p>90.405</text:p>
          </table:table-cell>
          <table:table-cell office:value-type="percentage" office:value="0.78990135516509252" table:style-name="ce38">
            <text:p>79,0%</text:p>
          </table:table-cell>
          <table:table-cell office:value-type="float" office:value="65932" table:style-name="ce37">
            <text:p>65.932</text:p>
          </table:table-cell>
          <table:table-cell office:value-type="percentage" office:value="0.83341128288101529" table:style-name="ce38">
            <text:p>83,3%</text:p>
          </table:table-cell>
          <table:table-cell office:value-type="float" office:value="59994" table:style-name="ce37">
            <text:p>59.994</text:p>
          </table:table-cell>
          <table:table-cell office:value-type="percentage" office:value="0.93740625" table:style-name="ce38">
            <text:p>93,7%</text:p>
          </table:table-cell>
          <table:table-cell office:value-type="float" office:value="870776" table:style-name="ce37">
            <text:p>870.776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238122465674511" table:style-name="ce38">
            <text:p>93,2%</text:p>
          </table:table-cell>
          <table:table-cell office:value-type="percentage" office:value="0.85472092219744322" table:style-name="ce38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21" table:style-name="ce37">
            <text:p>51.421</text:p>
          </table:table-cell>
          <table:table-cell office:value-type="percentage" office:value="1" table:style-name="ce38">
            <text:p>100,0%</text:p>
          </table:table-cell>
          <table:table-cell office:value-type="float" office:value="79098" table:style-name="ce37">
            <text:p>79.098</text:p>
          </table:table-cell>
          <table:table-cell office:value-type="percentage" office:value="0.98238859357146402" table:style-name="ce38">
            <text:p>98,2%</text:p>
          </table:table-cell>
          <table:table-cell office:value-type="float" office:value="109928" table:style-name="ce37">
            <text:p>109.928</text:p>
          </table:table-cell>
          <table:table-cell office:value-type="percentage" office:value="0.93770419087101531" table:style-name="ce38">
            <text:p>93,8%</text:p>
          </table:table-cell>
          <table:table-cell office:value-type="float" office:value="149312" table:style-name="ce37">
            <text:p>149.312</text:p>
          </table:table-cell>
          <table:table-cell office:value-type="percentage" office:value="0.90057118041942863" table:style-name="ce38">
            <text:p>90,1%</text:p>
          </table:table-cell>
          <table:table-cell office:value-type="float" office:value="165855" table:style-name="ce37">
            <text:p>165.855</text:p>
          </table:table-cell>
          <table:table-cell office:value-type="percentage" office:value="0.80444968278912754" table:style-name="ce38">
            <text:p>80,4%</text:p>
          </table:table-cell>
          <table:table-cell office:value-type="float" office:value="122913" table:style-name="ce37">
            <text:p>122.913</text:p>
          </table:table-cell>
          <table:table-cell office:value-type="percentage" office:value="0.67465296645754091" table:style-name="ce38">
            <text:p>67,5%</text:p>
          </table:table-cell>
          <table:table-cell office:value-type="float" office:value="94084" table:style-name="ce37">
            <text:p>94.084</text:p>
          </table:table-cell>
          <table:table-cell office:value-type="percentage" office:value="0.68205477664525671" table:style-name="ce38">
            <text:p>68,2%</text:p>
          </table:table-cell>
          <table:table-cell office:value-type="float" office:value="72620" table:style-name="ce37">
            <text:p>72.620</text:p>
          </table:table-cell>
          <table:table-cell office:value-type="percentage" office:value="0.7605781315458735" table:style-name="ce38">
            <text:p>76,1%</text:p>
          </table:table-cell>
          <table:table-cell office:value-type="float" office:value="845231" table:style-name="ce37">
            <text:p>845.231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675326394599501" table:style-name="ce38">
            <text:p>81,7%</text:p>
          </table:table-cell>
          <table:table-cell office:value-type="percentage" office:value="0.72146818341281538" table:style-name="ce38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908" table:style-name="ce37">
            <text:p>92.908</text:p>
          </table:table-cell>
          <table:table-cell office:value-type="percentage" office:value="1" table:style-name="ce38">
            <text:p>100,0%</text:p>
          </table:table-cell>
          <table:table-cell office:value-type="float" office:value="151171" table:style-name="ce37">
            <text:p>151.171</text:p>
          </table:table-cell>
          <table:table-cell office:value-type="percentage" office:value="0.97825678989976117" table:style-name="ce38">
            <text:p>97,8%</text:p>
          </table:table-cell>
          <table:table-cell office:value-type="float" office:value="223922" table:style-name="ce37">
            <text:p>223.922</text:p>
          </table:table-cell>
          <table:table-cell office:value-type="percentage" office:value="0.95248668606332842" table:style-name="ce38">
            <text:p>95,2%</text:p>
          </table:table-cell>
          <table:table-cell office:value-type="float" office:value="319726" table:style-name="ce37">
            <text:p>319.726</text:p>
          </table:table-cell>
          <table:table-cell office:value-type="percentage" office:value="0.91216848495914549" table:style-name="ce38">
            <text:p>91,2%</text:p>
          </table:table-cell>
          <table:table-cell office:value-type="float" office:value="316226" table:style-name="ce37">
            <text:p>316.226</text:p>
          </table:table-cell>
          <table:table-cell office:value-type="percentage" office:value="0.81517513739804703" table:style-name="ce38">
            <text:p>81,5%</text:p>
          </table:table-cell>
          <table:table-cell office:value-type="float" office:value="226628" table:style-name="ce37">
            <text:p>226.628</text:p>
          </table:table-cell>
          <table:table-cell office:value-type="percentage" office:value="0.72886207362334132" table:style-name="ce38">
            <text:p>72,9%</text:p>
          </table:table-cell>
          <table:table-cell office:value-type="float" office:value="183908" table:style-name="ce37">
            <text:p>183.908</text:p>
          </table:table-cell>
          <table:table-cell office:value-type="percentage" office:value="0.73052417496861943" table:style-name="ce38">
            <text:p>73,1%</text:p>
          </table:table-cell>
          <table:table-cell office:value-type="float" office:value="145566" table:style-name="ce37">
            <text:p>145.566</text:p>
          </table:table-cell>
          <table:table-cell office:value-type="percentage" office:value="0.80961306362175123" table:style-name="ce38">
            <text:p>81,0%</text:p>
          </table:table-cell>
          <table:table-cell office:value-type="float" office:value="1660055" table:style-name="ce37">
            <text:p>1.660.055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663250328696726" table:style-name="ce38">
            <text:p>84,7%</text:p>
          </table:table-cell>
          <table:table-cell office:value-type="percentage" office:value="0.76290975168569897" table:style-name="ce38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67" table:style-name="ce37">
            <text:p>42.267</text:p>
          </table:table-cell>
          <table:table-cell office:value-type="percentage" office:value="1" table:style-name="ce38">
            <text:p>100,0%</text:p>
          </table:table-cell>
          <table:table-cell office:value-type="float" office:value="55872" table:style-name="ce37">
            <text:p>55.872</text:p>
          </table:table-cell>
          <table:table-cell office:value-type="percentage" office:value="1" table:style-name="ce38">
            <text:p>100,0%</text:p>
          </table:table-cell>
          <table:table-cell office:value-type="float" office:value="76497" table:style-name="ce37">
            <text:p>76.497</text:p>
          </table:table-cell>
          <table:table-cell office:value-type="percentage" office:value="0.98903613678970848" table:style-name="ce38">
            <text:p>98,9%</text:p>
          </table:table-cell>
          <table:table-cell office:value-type="float" office:value="83911" table:style-name="ce37">
            <text:p>83.911</text:p>
          </table:table-cell>
          <table:table-cell office:value-type="percentage" office:value="0.93271753145702729" table:style-name="ce38">
            <text:p>93,3%</text:p>
          </table:table-cell>
          <table:table-cell office:value-type="float" office:value="87327" table:style-name="ce37">
            <text:p>87.327</text:p>
          </table:table-cell>
          <table:table-cell office:value-type="percentage" office:value="0.89319723020589348" table:style-name="ce38">
            <text:p>89,3%</text:p>
          </table:table-cell>
          <table:table-cell office:value-type="float" office:value="53909" table:style-name="ce37">
            <text:p>53.909</text:p>
          </table:table-cell>
          <table:table-cell office:value-type="percentage" office:value="0.76495962992919275" table:style-name="ce38">
            <text:p>76,5%</text:p>
          </table:table-cell>
          <table:table-cell office:value-type="float" office:value="40175" table:style-name="ce37">
            <text:p>40.175</text:p>
          </table:table-cell>
          <table:table-cell office:value-type="percentage" office:value="0.79546579546579543" table:style-name="ce38">
            <text:p>79,5%</text:p>
          </table:table-cell>
          <table:table-cell office:value-type="float" office:value="37896" table:style-name="ce37">
            <text:p>37.896</text:p>
          </table:table-cell>
          <table:table-cell office:value-type="percentage" office:value="0.86199758888155953" table:style-name="ce38">
            <text:p>86,2%</text:p>
          </table:table-cell>
          <table:table-cell office:value-type="float" office:value="477854" table:style-name="ce37">
            <text:p>477.854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1171414561737896" table:style-name="ce38">
            <text:p>91,2%</text:p>
          </table:table-cell>
          <table:table-cell office:value-type="percentage" office:value="0.81978023863236715" table:style-name="ce38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220" table:style-name="ce37">
            <text:p>229.220</text:p>
          </table:table-cell>
          <table:table-cell office:value-type="percentage" office:value="1" table:style-name="ce38">
            <text:p>100,0%</text:p>
          </table:table-cell>
          <table:table-cell office:value-type="float" office:value="250320" table:style-name="ce37">
            <text:p>250.320</text:p>
          </table:table-cell>
          <table:table-cell office:value-type="percentage" office:value="1" table:style-name="ce38">
            <text:p>100,0%</text:p>
          </table:table-cell>
          <table:table-cell office:value-type="float" office:value="319828" table:style-name="ce37">
            <text:p>319.828</text:p>
          </table:table-cell>
          <table:table-cell office:value-type="percentage" office:value="1" table:style-name="ce38">
            <text:p>100,0%</text:p>
          </table:table-cell>
          <table:table-cell office:value-type="float" office:value="351682" table:style-name="ce37">
            <text:p>351.682</text:p>
          </table:table-cell>
          <table:table-cell office:value-type="percentage" office:value="0.92262609037843513" table:style-name="ce38">
            <text:p>92,3%</text:p>
          </table:table-cell>
          <table:table-cell office:value-type="float" office:value="318864" table:style-name="ce37">
            <text:p>318.864</text:p>
          </table:table-cell>
          <table:table-cell office:value-type="percentage" office:value="0.87767578205639885" table:style-name="ce38">
            <text:p>87,8%</text:p>
          </table:table-cell>
          <table:table-cell office:value-type="float" office:value="209372" table:style-name="ce37">
            <text:p>209.372</text:p>
          </table:table-cell>
          <table:table-cell office:value-type="percentage" office:value="0.78187188880548808" table:style-name="ce38">
            <text:p>78,2%</text:p>
          </table:table-cell>
          <table:table-cell office:value-type="float" office:value="168668" table:style-name="ce37">
            <text:p>168.668</text:p>
          </table:table-cell>
          <table:table-cell office:value-type="percentage" office:value="0.79935167720349187" table:style-name="ce38">
            <text:p>79,9%</text:p>
          </table:table-cell>
          <table:table-cell office:value-type="float" office:value="138966" table:style-name="ce37">
            <text:p>138.966</text:p>
          </table:table-cell>
          <table:table-cell office:value-type="percentage" office:value="0.84047610407518958" table:style-name="ce38">
            <text:p>84,0%</text:p>
          </table:table-cell>
          <table:table-cell office:value-type="float" office:value="1986920" table:style-name="ce37">
            <text:p>1.986.920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300046455995698" table:style-name="ce38">
            <text:p>91,3%</text:p>
          </table:table-cell>
          <table:table-cell office:value-type="percentage" office:value="0.82964009623711543" table:style-name="ce38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68" table:style-name="ce37">
            <text:p>137.968</text:p>
          </table:table-cell>
          <table:table-cell office:value-type="percentage" office:value="1" table:style-name="ce38">
            <text:p>100,0%</text:p>
          </table:table-cell>
          <table:table-cell office:value-type="float" office:value="158236" table:style-name="ce37">
            <text:p>158.236</text:p>
          </table:table-cell>
          <table:table-cell office:value-type="percentage" office:value="0.99456320199118797" table:style-name="ce38">
            <text:p>99,5%</text:p>
          </table:table-cell>
          <table:table-cell office:value-type="float" office:value="221810" table:style-name="ce37">
            <text:p>221.810</text:p>
          </table:table-cell>
          <table:table-cell office:value-type="percentage" office:value="1" table:style-name="ce38">
            <text:p>100,0%</text:p>
          </table:table-cell>
          <table:table-cell office:value-type="float" office:value="285513" table:style-name="ce37">
            <text:p>285.513</text:p>
          </table:table-cell>
          <table:table-cell office:value-type="percentage" office:value="0.92856399482239382" table:style-name="ce38">
            <text:p>92,9%</text:p>
          </table:table-cell>
          <table:table-cell office:value-type="float" office:value="285497" table:style-name="ce37">
            <text:p>285.497</text:p>
          </table:table-cell>
          <table:table-cell office:value-type="percentage" office:value="0.86355923231651066" table:style-name="ce38">
            <text:p>86,4%</text:p>
          </table:table-cell>
          <table:table-cell office:value-type="float" office:value="202888" table:style-name="ce37">
            <text:p>202.888</text:p>
          </table:table-cell>
          <table:table-cell office:value-type="percentage" office:value="0.763020823539588" table:style-name="ce38">
            <text:p>76,3%</text:p>
          </table:table-cell>
          <table:table-cell office:value-type="float" office:value="168760" table:style-name="ce37">
            <text:p>168.760</text:p>
          </table:table-cell>
          <table:table-cell office:value-type="percentage" office:value="0.77381252607880269" table:style-name="ce38">
            <text:p>77,4%</text:p>
          </table:table-cell>
          <table:table-cell office:value-type="float" office:value="144043" table:style-name="ce37">
            <text:p>144.043</text:p>
          </table:table-cell>
          <table:table-cell office:value-type="percentage" office:value="0.82796656933299606" table:style-name="ce38">
            <text:p>82,8%</text:p>
          </table:table-cell>
          <table:table-cell office:value-type="float" office:value="1604715" table:style-name="ce37">
            <text:p>1.604.715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717890029987001" table:style-name="ce38">
            <text:p>88,7%</text:p>
          </table:table-cell>
          <table:table-cell office:value-type="percentage" office:value="0.78461691914956866" table:style-name="ce38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423" table:style-name="ce37">
            <text:p>458.423</text:p>
          </table:table-cell>
          <table:table-cell office:value-type="percentage" office:value="1" table:style-name="ce38">
            <text:p>100,0%</text:p>
          </table:table-cell>
          <table:table-cell office:value-type="float" office:value="617642" table:style-name="ce37">
            <text:p>617.642</text:p>
          </table:table-cell>
          <table:table-cell office:value-type="percentage" office:value="0.97221749998425921" table:style-name="ce38">
            <text:p>97,2%</text:p>
          </table:table-cell>
          <table:table-cell office:value-type="float" office:value="797121" table:style-name="ce37">
            <text:p>797.121</text:p>
          </table:table-cell>
          <table:table-cell office:value-type="percentage" office:value="0.95169081548835699" table:style-name="ce38">
            <text:p>95,2%</text:p>
          </table:table-cell>
          <table:table-cell office:value-type="float" office:value="1020239" table:style-name="ce37">
            <text:p>1.020.239</text:p>
          </table:table-cell>
          <table:table-cell office:value-type="percentage" office:value="0.93447306233856642" table:style-name="ce38">
            <text:p>93,4%</text:p>
          </table:table-cell>
          <table:table-cell office:value-type="float" office:value="1117477" table:style-name="ce37">
            <text:p>1.117.477</text:p>
          </table:table-cell>
          <table:table-cell office:value-type="percentage" office:value="0.8486597734582364" table:style-name="ce38">
            <text:p>84,9%</text:p>
          </table:table-cell>
          <table:table-cell office:value-type="float" office:value="757595" table:style-name="ce37">
            <text:p>757.595</text:p>
          </table:table-cell>
          <table:table-cell office:value-type="percentage" office:value="0.72521279813756157" table:style-name="ce38">
            <text:p>72,5%</text:p>
          </table:table-cell>
          <table:table-cell office:value-type="float" office:value="607296" table:style-name="ce37">
            <text:p>607.296</text:p>
          </table:table-cell>
          <table:table-cell office:value-type="percentage" office:value="0.72388921668544048" table:style-name="ce38">
            <text:p>72,4%</text:p>
          </table:table-cell>
          <table:table-cell office:value-type="float" office:value="505809" table:style-name="ce37">
            <text:p>505.809</text:p>
          </table:table-cell>
          <table:table-cell office:value-type="percentage" office:value="0.7708552408994066" table:style-name="ce38">
            <text:p>77,1%</text:p>
          </table:table-cell>
          <table:table-cell office:value-type="float" office:value="5881602" table:style-name="ce37">
            <text:p>5.881.602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633280724947436" table:style-name="ce38">
            <text:p>85,6%</text:p>
          </table:table-cell>
          <table:table-cell office:value-type="percentage" office:value="0.75594343227454253" table:style-name="ce38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97" table:style-name="ce37">
            <text:p>297.097</text:p>
          </table:table-cell>
          <table:table-cell office:value-type="percentage" office:value="1" table:style-name="ce38">
            <text:p>100,0%</text:p>
          </table:table-cell>
          <table:table-cell office:value-type="float" office:value="434105" table:style-name="ce37">
            <text:p>434.105</text:p>
          </table:table-cell>
          <table:table-cell office:value-type="percentage" office:value="0.99141967103790696" table:style-name="ce38">
            <text:p>99,1%</text:p>
          </table:table-cell>
          <table:table-cell office:value-type="float" office:value="569072" table:style-name="ce37">
            <text:p>569.072</text:p>
          </table:table-cell>
          <table:table-cell office:value-type="percentage" office:value="0.97992864129162016" table:style-name="ce38">
            <text:p>98,0%</text:p>
          </table:table-cell>
          <table:table-cell office:value-type="float" office:value="713573" table:style-name="ce37">
            <text:p>713.573</text:p>
          </table:table-cell>
          <table:table-cell office:value-type="percentage" office:value="0.94847900001860874" table:style-name="ce38">
            <text:p>94,8%</text:p>
          </table:table-cell>
          <table:table-cell office:value-type="float" office:value="750054" table:style-name="ce37">
            <text:p>750.054</text:p>
          </table:table-cell>
          <table:table-cell office:value-type="percentage" office:value="0.88077098315147706" table:style-name="ce38">
            <text:p>88,1%</text:p>
          </table:table-cell>
          <table:table-cell office:value-type="float" office:value="504121" table:style-name="ce37">
            <text:p>504.121</text:p>
          </table:table-cell>
          <table:table-cell office:value-type="percentage" office:value="0.77705434529617312" table:style-name="ce38">
            <text:p>77,7%</text:p>
          </table:table-cell>
          <table:table-cell office:value-type="float" office:value="417718" table:style-name="ce37">
            <text:p>417.718</text:p>
          </table:table-cell>
          <table:table-cell office:value-type="percentage" office:value="0.80933337983360654" table:style-name="ce38">
            <text:p>80,9%</text:p>
          </table:table-cell>
          <table:table-cell office:value-type="float" office:value="359890" table:style-name="ce37">
            <text:p>359.890</text:p>
          </table:table-cell>
          <table:table-cell office:value-type="percentage" office:value="0.84773550105881545" table:style-name="ce38">
            <text:p>84,8%</text:p>
          </table:table-cell>
          <table:table-cell office:value-type="float" office:value="4045630" table:style-name="ce37">
            <text:p>4.045.630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13405268935285" table:style-name="ce38">
            <text:p>90,1%</text:p>
          </table:table-cell>
          <table:table-cell office:value-type="percentage" office:value="0.79995009246932136" table:style-name="ce38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29" table:style-name="ce37">
            <text:p>78.229</text:p>
          </table:table-cell>
          <table:table-cell office:value-type="percentage" office:value="1" table:style-name="ce38">
            <text:p>100,0%</text:p>
          </table:table-cell>
          <table:table-cell office:value-type="float" office:value="95880" table:style-name="ce37">
            <text:p>95.880</text:p>
          </table:table-cell>
          <table:table-cell office:value-type="percentage" office:value="1" table:style-name="ce38">
            <text:p>100,0%</text:p>
          </table:table-cell>
          <table:table-cell office:value-type="float" office:value="132719" table:style-name="ce37">
            <text:p>132.719</text:p>
          </table:table-cell>
          <table:table-cell office:value-type="percentage" office:value="1" table:style-name="ce38">
            <text:p>100,0%</text:p>
          </table:table-cell>
          <table:table-cell office:value-type="float" office:value="161249" table:style-name="ce37">
            <text:p>161.249</text:p>
          </table:table-cell>
          <table:table-cell office:value-type="percentage" office:value="0.95291816376701965" table:style-name="ce38">
            <text:p>95,3%</text:p>
          </table:table-cell>
          <table:table-cell office:value-type="float" office:value="145905" table:style-name="ce37">
            <text:p>145.905</text:p>
          </table:table-cell>
          <table:table-cell office:value-type="percentage" office:value="0.91479930279508948" table:style-name="ce38">
            <text:p>91,5%</text:p>
          </table:table-cell>
          <table:table-cell office:value-type="float" office:value="112269" table:style-name="ce37">
            <text:p>112.269</text:p>
          </table:table-cell>
          <table:table-cell office:value-type="percentage" office:value="0.84109859977974066" table:style-name="ce38">
            <text:p>84,1%</text:p>
          </table:table-cell>
          <table:table-cell office:value-type="float" office:value="91380" table:style-name="ce37">
            <text:p>91.380</text:p>
          </table:table-cell>
          <table:table-cell office:value-type="percentage" office:value="0.80638898693964001" table:style-name="ce38">
            <text:p>80,6%</text:p>
          </table:table-cell>
          <table:table-cell office:value-type="float" office:value="74258" table:style-name="ce37">
            <text:p>74.258</text:p>
          </table:table-cell>
          <table:table-cell office:value-type="percentage" office:value="0.87620058997050143" table:style-name="ce38">
            <text:p>87,6%</text:p>
          </table:table-cell>
          <table:table-cell office:value-type="float" office:value="891889" table:style-name="ce37">
            <text:p>891.889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544618050274952" table:style-name="ce38">
            <text:p>93,5%</text:p>
          </table:table-cell>
          <table:table-cell office:value-type="percentage" office:value="0.83825178315148585" table:style-name="ce38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110" table:style-name="ce37">
            <text:p>242.110</text:p>
          </table:table-cell>
          <table:table-cell office:value-type="percentage" office:value="1" table:style-name="ce38">
            <text:p>100,0%</text:p>
          </table:table-cell>
          <table:table-cell office:value-type="float" office:value="291108" table:style-name="ce37">
            <text:p>291.108</text:p>
          </table:table-cell>
          <table:table-cell office:value-type="percentage" office:value="1" table:style-name="ce38">
            <text:p>100,0%</text:p>
          </table:table-cell>
          <table:table-cell office:value-type="float" office:value="345265" table:style-name="ce37">
            <text:p>345.265</text:p>
          </table:table-cell>
          <table:table-cell office:value-type="percentage" office:value="0.99520936681203831" table:style-name="ce38">
            <text:p>99,5%</text:p>
          </table:table-cell>
          <table:table-cell office:value-type="float" office:value="390005" table:style-name="ce37">
            <text:p>390.005</text:p>
          </table:table-cell>
          <table:table-cell office:value-type="percentage" office:value="0.96086614813409577" table:style-name="ce38">
            <text:p>96,1%</text:p>
          </table:table-cell>
          <table:table-cell office:value-type="float" office:value="406474" table:style-name="ce37">
            <text:p>406.474</text:p>
          </table:table-cell>
          <table:table-cell office:value-type="percentage" office:value="0.91709102231166839" table:style-name="ce38">
            <text:p>91,7%</text:p>
          </table:table-cell>
          <table:table-cell office:value-type="float" office:value="261461" table:style-name="ce37">
            <text:p>261.461</text:p>
          </table:table-cell>
          <table:table-cell office:value-type="percentage" office:value="0.80845557314599514" table:style-name="ce38">
            <text:p>80,8%</text:p>
          </table:table-cell>
          <table:table-cell office:value-type="float" office:value="196312" table:style-name="ce37">
            <text:p>196.312</text:p>
          </table:table-cell>
          <table:table-cell office:value-type="percentage" office:value="0.84990540347474464" table:style-name="ce38">
            <text:p>85,0%</text:p>
          </table:table-cell>
          <table:table-cell office:value-type="float" office:value="165900" table:style-name="ce37">
            <text:p>165.900</text:p>
          </table:table-cell>
          <table:table-cell office:value-type="percentage" office:value="0.92163082546789843" table:style-name="ce38">
            <text:p>92,2%</text:p>
          </table:table-cell>
          <table:table-cell office:value-type="float" office:value="2298635" table:style-name="ce37">
            <text:p>2.298.635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649941311804419" table:style-name="ce38">
            <text:p>93,6%</text:p>
          </table:table-cell>
          <table:table-cell office:value-type="percentage" office:value="0.85077312728942978" table:style-name="ce38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2" table:style-name="ce37">
            <text:p>23.352</text:p>
          </table:table-cell>
          <table:table-cell office:value-type="percentage" office:value="1" table:style-name="ce38">
            <text:p>100,0%</text:p>
          </table:table-cell>
          <table:table-cell office:value-type="float" office:value="28641" table:style-name="ce37">
            <text:p>28.641</text:p>
          </table:table-cell>
          <table:table-cell office:value-type="percentage" office:value="1" table:style-name="ce38">
            <text:p>100,0%</text:p>
          </table:table-cell>
          <table:table-cell office:value-type="float" office:value="37943" table:style-name="ce37">
            <text:p>37.943</text:p>
          </table:table-cell>
          <table:table-cell office:value-type="percentage" office:value="1" table:style-name="ce38">
            <text:p>100,0%</text:p>
          </table:table-cell>
          <table:table-cell office:value-type="float" office:value="45231" table:style-name="ce37">
            <text:p>45.231</text:p>
          </table:table-cell>
          <table:table-cell office:value-type="percentage" office:value="0.94895518630412889" table:style-name="ce38">
            <text:p>94,9%</text:p>
          </table:table-cell>
          <table:table-cell office:value-type="float" office:value="47245" table:style-name="ce37">
            <text:p>47.245</text:p>
          </table:table-cell>
          <table:table-cell office:value-type="percentage" office:value="0.89230740174136403" table:style-name="ce38">
            <text:p>89,2%</text:p>
          </table:table-cell>
          <table:table-cell office:value-type="float" office:value="30455" table:style-name="ce37">
            <text:p>30.455</text:p>
          </table:table-cell>
          <table:table-cell office:value-type="percentage" office:value="0.77456191663063656" table:style-name="ce38">
            <text:p>77,5%</text:p>
          </table:table-cell>
          <table:table-cell office:value-type="float" office:value="23012" table:style-name="ce37">
            <text:p>23.012</text:p>
          </table:table-cell>
          <table:table-cell office:value-type="percentage" office:value="0.75553220828682122" table:style-name="ce38">
            <text:p>75,6%</text:p>
          </table:table-cell>
          <table:table-cell office:value-type="float" office:value="20685" table:style-name="ce37">
            <text:p>20.685</text:p>
          </table:table-cell>
          <table:table-cell office:value-type="percentage" office:value="0.81015979946733507" table:style-name="ce38">
            <text:p>81,0%</text:p>
          </table:table-cell>
          <table:table-cell office:value-type="float" office:value="256564" table:style-name="ce37">
            <text:p>256.564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348980526111911" table:style-name="ce38">
            <text:p>90,3%</text:p>
          </table:table-cell>
          <table:table-cell office:value-type="percentage" office:value="0.80197803159599146" table:style-name="ce38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466" table:style-name="ce37">
            <text:p>373.466</text:p>
          </table:table-cell>
          <table:table-cell office:value-type="percentage" office:value="1" table:style-name="ce38">
            <text:p>100,0%</text:p>
          </table:table-cell>
          <table:table-cell office:value-type="float" office:value="510303" table:style-name="ce37">
            <text:p>510.303</text:p>
          </table:table-cell>
          <table:table-cell office:value-type="percentage" office:value="0.97000842075649951" table:style-name="ce38">
            <text:p>97,0%</text:p>
          </table:table-cell>
          <table:table-cell office:value-type="float" office:value="686668" table:style-name="ce37">
            <text:p>686.668</text:p>
          </table:table-cell>
          <table:table-cell office:value-type="percentage" office:value="0.97631955730155273" table:style-name="ce38">
            <text:p>97,6%</text:p>
          </table:table-cell>
          <table:table-cell office:value-type="float" office:value="935957" table:style-name="ce37">
            <text:p>935.957</text:p>
          </table:table-cell>
          <table:table-cell office:value-type="percentage" office:value="0.9621436641059723" table:style-name="ce38">
            <text:p>96,2%</text:p>
          </table:table-cell>
          <table:table-cell office:value-type="float" office:value="1021619" table:style-name="ce37">
            <text:p>1.021.619</text:p>
          </table:table-cell>
          <table:table-cell office:value-type="percentage" office:value="0.87619589166454392" table:style-name="ce38">
            <text:p>87,6%</text:p>
          </table:table-cell>
          <table:table-cell office:value-type="float" office:value="730591" table:style-name="ce37">
            <text:p>730.591</text:p>
          </table:table-cell>
          <table:table-cell office:value-type="percentage" office:value="0.76933469525293796" table:style-name="ce38">
            <text:p>76,9%</text:p>
          </table:table-cell>
          <table:table-cell office:value-type="float" office:value="578749" table:style-name="ce37">
            <text:p>578.749</text:p>
          </table:table-cell>
          <table:table-cell office:value-type="percentage" office:value="0.77948617798579078" table:style-name="ce38">
            <text:p>77,9%</text:p>
          </table:table-cell>
          <table:table-cell office:value-type="float" office:value="437450" table:style-name="ce37">
            <text:p>437.450</text:p>
          </table:table-cell>
          <table:table-cell office:value-type="percentage" office:value="0.79027427006442152" table:style-name="ce38">
            <text:p>79,0%</text:p>
          </table:table-cell>
          <table:table-cell office:value-type="float" office:value="5274803" table:style-name="ce37">
            <text:p>5.274.803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237848608976643" table:style-name="ce38">
            <text:p>88,2%</text:p>
          </table:table-cell>
          <table:table-cell office:value-type="percentage" office:value="0.77800739481242165" table:style-name="ce38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902" table:style-name="ce37">
            <text:p>73.902</text:p>
          </table:table-cell>
          <table:table-cell office:value-type="percentage" office:value="1" table:style-name="ce38">
            <text:p>100,0%</text:p>
          </table:table-cell>
          <table:table-cell office:value-type="float" office:value="103141" table:style-name="ce37">
            <text:p>103.141</text:p>
          </table:table-cell>
          <table:table-cell office:value-type="percentage" office:value="1" table:style-name="ce38">
            <text:p>100,0%</text:p>
          </table:table-cell>
          <table:table-cell office:value-type="float" office:value="147821" table:style-name="ce37">
            <text:p>147.821</text:p>
          </table:table-cell>
          <table:table-cell office:value-type="percentage" office:value="1" table:style-name="ce38">
            <text:p>100,0%</text:p>
          </table:table-cell>
          <table:table-cell office:value-type="float" office:value="206584" table:style-name="ce37">
            <text:p>206.584</text:p>
          </table:table-cell>
          <table:table-cell office:value-type="percentage" office:value="0.96871365870127923" table:style-name="ce38">
            <text:p>96,9%</text:p>
          </table:table-cell>
          <table:table-cell office:value-type="float" office:value="229707" table:style-name="ce37">
            <text:p>229.707</text:p>
          </table:table-cell>
          <table:table-cell office:value-type="percentage" office:value="0.90379961991997071" table:style-name="ce38">
            <text:p>90,4%</text:p>
          </table:table-cell>
          <table:table-cell office:value-type="float" office:value="163578" table:style-name="ce37">
            <text:p>163.578</text:p>
          </table:table-cell>
          <table:table-cell office:value-type="percentage" office:value="0.78265862212504123" table:style-name="ce38">
            <text:p>78,3%</text:p>
          </table:table-cell>
          <table:table-cell office:value-type="float" office:value="136819" table:style-name="ce37">
            <text:p>136.819</text:p>
          </table:table-cell>
          <table:table-cell office:value-type="percentage" office:value="0.7943140123542799" table:style-name="ce38">
            <text:p>79,4%</text:p>
          </table:table-cell>
          <table:table-cell office:value-type="float" office:value="115710" table:style-name="ce37">
            <text:p>115.710</text:p>
          </table:table-cell>
          <table:table-cell office:value-type="percentage" office:value="0.81546788447714491" table:style-name="ce38">
            <text:p>81,5%</text:p>
          </table:table-cell>
          <table:table-cell office:value-type="float" office:value="1177262" table:style-name="ce37">
            <text:p>1.177.262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857930888143756" table:style-name="ce38">
            <text:p>89,9%</text:p>
          </table:table-cell>
          <table:table-cell office:value-type="percentage" office:value="0.77899832655197576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90" table:style-name="ce37">
            <text:p>42.490</text:p>
          </table:table-cell>
          <table:table-cell office:value-type="percentage" office:value="1" table:style-name="ce38">
            <text:p>100,0%</text:p>
          </table:table-cell>
          <table:table-cell office:value-type="float" office:value="55865" table:style-name="ce37">
            <text:p>55.865</text:p>
          </table:table-cell>
          <table:table-cell office:value-type="percentage" office:value="1" table:style-name="ce38">
            <text:p>100,0%</text:p>
          </table:table-cell>
          <table:table-cell office:value-type="float" office:value="72091" table:style-name="ce37">
            <text:p>72.091</text:p>
          </table:table-cell>
          <table:table-cell office:value-type="percentage" office:value="0.97626076593900657" table:style-name="ce38">
            <text:p>97,6%</text:p>
          </table:table-cell>
          <table:table-cell office:value-type="float" office:value="91347" table:style-name="ce37">
            <text:p>91.347</text:p>
          </table:table-cell>
          <table:table-cell office:value-type="percentage" office:value="0.9447018429271723" table:style-name="ce38">
            <text:p>94,5%</text:p>
          </table:table-cell>
          <table:table-cell office:value-type="float" office:value="94826" table:style-name="ce37">
            <text:p>94.826</text:p>
          </table:table-cell>
          <table:table-cell office:value-type="percentage" office:value="0.87800225921742192" table:style-name="ce38">
            <text:p>87,8%</text:p>
          </table:table-cell>
          <table:table-cell office:value-type="float" office:value="63153" table:style-name="ce37">
            <text:p>63.153</text:p>
          </table:table-cell>
          <table:table-cell office:value-type="percentage" office:value="0.77639812640611749" table:style-name="ce38">
            <text:p>77,6%</text:p>
          </table:table-cell>
          <table:table-cell office:value-type="float" office:value="55363" table:style-name="ce37">
            <text:p>55.363</text:p>
          </table:table-cell>
          <table:table-cell office:value-type="percentage" office:value="0.81264403246877159" table:style-name="ce38">
            <text:p>81,3%</text:p>
          </table:table-cell>
          <table:table-cell office:value-type="float" office:value="46850" table:style-name="ce37">
            <text:p>46.850</text:p>
          </table:table-cell>
          <table:table-cell office:value-type="percentage" office:value="0.83085053557494504" table:style-name="ce38">
            <text:p>83,1%</text:p>
          </table:table-cell>
          <table:table-cell office:value-type="float" office:value="521985" table:style-name="ce37">
            <text:p>521.985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787805708742008" table:style-name="ce38">
            <text:p>89,8%</text:p>
          </table:table-cell>
          <table:table-cell office:value-type="percentage" office:value="0.78945458010245051" table:style-name="ce38">
            <text:p>78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94" table:style-name="ce37">
            <text:p>164.094</text:p>
          </table:table-cell>
          <table:table-cell office:value-type="percentage" office:value="1" table:style-name="ce38">
            <text:p>100,0%</text:p>
          </table:table-cell>
          <table:table-cell office:value-type="float" office:value="213621" table:style-name="ce37">
            <text:p>213.621</text:p>
          </table:table-cell>
          <table:table-cell office:value-type="percentage" office:value="1" table:style-name="ce38">
            <text:p>100,0%</text:p>
          </table:table-cell>
          <table:table-cell office:value-type="float" office:value="278184" table:style-name="ce37">
            <text:p>278.184</text:p>
          </table:table-cell>
          <table:table-cell office:value-type="percentage" office:value="0.99309222152013965" table:style-name="ce38">
            <text:p>99,3%</text:p>
          </table:table-cell>
          <table:table-cell office:value-type="float" office:value="322875" table:style-name="ce37">
            <text:p>322.875</text:p>
          </table:table-cell>
          <table:table-cell office:value-type="percentage" office:value="0.94969659712274657" table:style-name="ce38">
            <text:p>95,0%</text:p>
          </table:table-cell>
          <table:table-cell office:value-type="float" office:value="318634" table:style-name="ce37">
            <text:p>318.634</text:p>
          </table:table-cell>
          <table:table-cell office:value-type="percentage" office:value="0.87988114863875977" table:style-name="ce38">
            <text:p>88,0%</text:p>
          </table:table-cell>
          <table:table-cell office:value-type="float" office:value="199196" table:style-name="ce37">
            <text:p>199.196</text:p>
          </table:table-cell>
          <table:table-cell office:value-type="percentage" office:value="0.76454174550841891" table:style-name="ce38">
            <text:p>76,5%</text:p>
          </table:table-cell>
          <table:table-cell office:value-type="float" office:value="156866" table:style-name="ce37">
            <text:p>156.866</text:p>
          </table:table-cell>
          <table:table-cell office:value-type="percentage" office:value="0.77835997896136633" table:style-name="ce38">
            <text:p>77,8%</text:p>
          </table:table-cell>
          <table:table-cell office:value-type="float" office:value="139874" table:style-name="ce37">
            <text:p>139.874</text:p>
          </table:table-cell>
          <table:table-cell office:value-type="percentage" office:value="0.82959088051433516" table:style-name="ce38">
            <text:p>83,0%</text:p>
          </table:table-cell>
          <table:table-cell office:value-type="float" office:value="1793344" table:style-name="ce37">
            <text:p>1.793.34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392919554644469" table:style-name="ce38">
            <text:p>90,4%</text:p>
          </table:table-cell>
          <table:table-cell office:value-type="percentage" office:value="0.80762925894301474" table:style-name="ce38">
            <text:p>80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4" table:style-name="ce37">
            <text:p>3.884</text:p>
          </table:table-cell>
          <table:table-cell office:value-type="percentage" office:value="0.89949050486336268" table:style-name="ce38">
            <text:p>89,9%</text:p>
          </table:table-cell>
          <table:table-cell office:value-type="float" office:value="7605" table:style-name="ce37">
            <text:p>7.605</text:p>
          </table:table-cell>
          <table:table-cell office:value-type="percentage" office:value="0.96792668957617412" table:style-name="ce38">
            <text:p>96,8%</text:p>
          </table:table-cell>
          <table:table-cell office:value-type="float" office:value="10489" table:style-name="ce37">
            <text:p>10.489</text:p>
          </table:table-cell>
          <table:table-cell office:value-type="percentage" office:value="0.90766701280719975" table:style-name="ce38">
            <text:p>90,8%</text:p>
          </table:table-cell>
          <table:table-cell office:value-type="float" office:value="10970" table:style-name="ce37">
            <text:p>10.970</text:p>
          </table:table-cell>
          <table:table-cell office:value-type="percentage" office:value="0.8677424458155355" table:style-name="ce38">
            <text:p>86,8%</text:p>
          </table:table-cell>
          <table:table-cell office:value-type="float" office:value="8944" table:style-name="ce37">
            <text:p>8.944</text:p>
          </table:table-cell>
          <table:table-cell office:value-type="percentage" office:value="0.75197578611064397" table:style-name="ce38">
            <text:p>75,2%</text:p>
          </table:table-cell>
          <table:table-cell office:value-type="float" office:value="8723" table:style-name="ce37">
            <text:p>8.723</text:p>
          </table:table-cell>
          <table:table-cell office:value-type="percentage" office:value="0.79538615847542626" table:style-name="ce38">
            <text:p>79,5%</text:p>
          </table:table-cell>
          <table:table-cell office:value-type="float" office:value="7813" table:style-name="ce37">
            <text:p>7.813</text:p>
          </table:table-cell>
          <table:table-cell office:value-type="percentage" office:value="0.85612535612535612" table:style-name="ce38">
            <text:p>85,6%</text:p>
          </table:table-cell>
          <table:table-cell office:value-type="float" office:value="60824" table:style-name="ce37">
            <text:p>60.824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5709856971746634" table:style-name="ce38">
            <text:p>85,7%</text:p>
          </table:table-cell>
          <table:table-cell office:value-type="percentage" office:value="0.72235813876154964" table:style-name="ce38">
            <text:p>72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7" table:style-name="ce37">
            <text:p>2.007</text:p>
          </table:table-cell>
          <table:table-cell office:value-type="percentage" office:value="0.85440613026819923" table:style-name="ce38">
            <text:p>85,4%</text:p>
          </table:table-cell>
          <table:table-cell office:value-type="float" office:value="3306" table:style-name="ce37">
            <text:p>3.306</text:p>
          </table:table-cell>
          <table:table-cell office:value-type="percentage" office:value="0.88207043756670223" table:style-name="ce38">
            <text:p>88,2%</text:p>
          </table:table-cell>
          <table:table-cell office:value-type="float" office:value="7132" table:style-name="ce37">
            <text:p>7.132</text:p>
          </table:table-cell>
          <table:table-cell office:value-type="percentage" office:value="0.91120480388399128" table:style-name="ce38">
            <text:p>91,1%</text:p>
          </table:table-cell>
          <table:table-cell office:value-type="float" office:value="9627" table:style-name="ce37">
            <text:p>9.627</text:p>
          </table:table-cell>
          <table:table-cell office:value-type="percentage" office:value="0.8520223028586601" table:style-name="ce38">
            <text:p>85,2%</text:p>
          </table:table-cell>
          <table:table-cell office:value-type="float" office:value="9960" table:style-name="ce37">
            <text:p>9.960</text:p>
          </table:table-cell>
          <table:table-cell office:value-type="percentage" office:value="0.82986168971838026" table:style-name="ce38">
            <text:p>83,0%</text:p>
          </table:table-cell>
          <table:table-cell office:value-type="float" office:value="8464" table:style-name="ce37">
            <text:p>8.464</text:p>
          </table:table-cell>
          <table:table-cell office:value-type="percentage" office:value="0.69760158246105664" table:style-name="ce38">
            <text:p>69,8%</text:p>
          </table:table-cell>
          <table:table-cell office:value-type="float" office:value="8377" table:style-name="ce37">
            <text:p>8.377</text:p>
          </table:table-cell>
          <table:table-cell office:value-type="percentage" office:value="0.698374322634431" table:style-name="ce38">
            <text:p>69,8%</text:p>
          </table:table-cell>
          <table:table-cell office:value-type="float" office:value="7326" table:style-name="ce37">
            <text:p>7.326</text:p>
          </table:table-cell>
          <table:table-cell office:value-type="percentage" office:value="0.76519740965113847" table:style-name="ce38">
            <text:p>76,5%</text:p>
          </table:table-cell>
          <table:table-cell office:value-type="float" office:value="56199" table:style-name="ce37">
            <text:p>56.199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9234988086342295" table:style-name="ce38">
            <text:p>79,2%</text:p>
          </table:table-cell>
          <table:table-cell office:value-type="percentage" office:value="0.64540171803941382" table:style-name="ce38">
            <text:p>64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496" table:style-name="ce37">
            <text:p>9.496</text:p>
          </table:table-cell>
          <table:table-cell office:value-type="string" table:style-name="ce38">
            <text:p>-</text:p>
          </table:table-cell>
          <table:table-cell office:value-type="float" office:value="21962" table:style-name="ce37">
            <text:p>21.962</text:p>
          </table:table-cell>
          <table:table-cell office:value-type="string" table:style-name="ce38">
            <text:p>-</text:p>
          </table:table-cell>
          <table:table-cell office:value-type="float" office:value="31744" table:style-name="ce37">
            <text:p>31.744</text:p>
          </table:table-cell>
          <table:table-cell office:value-type="string" table:style-name="ce38">
            <text:p>-</text:p>
          </table:table-cell>
          <table:table-cell office:value-type="float" office:value="24429" table:style-name="ce37">
            <text:p>24.429</text:p>
          </table:table-cell>
          <table:table-cell office:value-type="string" table:style-name="ce38">
            <text:p>-</text:p>
          </table:table-cell>
          <table:table-cell office:value-type="float" office:value="1129" table:style-name="ce37">
            <text:p>1.129</text:p>
          </table:table-cell>
          <table:table-cell office:value-type="string" table:style-name="ce38">
            <text:p>-</text:p>
          </table:table-cell>
          <table:table-cell office:value-type="float" office:value="92335" table:style-name="ce37">
            <text:p>92.335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207" table:style-name="ce40">
            <text:p>207</text:p>
          </table:table-cell>
          <table:table-cell office:value-type="string" table:style-name="ce41">
            <text:p>-</text:p>
          </table:table-cell>
          <table:table-cell office:value-type="float" office:value="588" table:style-name="ce40">
            <text:p>588</text:p>
          </table:table-cell>
          <table:table-cell office:value-type="string" table:style-name="ce41">
            <text:p>-</text:p>
          </table:table-cell>
          <table:table-cell office:value-type="float" office:value="1141" table:style-name="ce40">
            <text:p>1.141</text:p>
          </table:table-cell>
          <table:table-cell office:value-type="string" table:style-name="ce41">
            <text:p>-</text:p>
          </table:table-cell>
          <table:table-cell office:value-type="float" office:value="1272" table:style-name="ce40">
            <text:p>1.272</text:p>
          </table:table-cell>
          <table:table-cell office:value-type="string" table:style-name="ce41">
            <text:p>-</text:p>
          </table:table-cell>
          <table:table-cell office:value-type="float" office:value="1088" table:style-name="ce40">
            <text:p>1.088</text:p>
          </table:table-cell>
          <table:table-cell office:value-type="string" table:style-name="ce41">
            <text:p>-</text:p>
          </table:table-cell>
          <table:table-cell office:value-type="float" office:value="166" table:style-name="ce40">
            <text:p>166</text:p>
          </table:table-cell>
          <table:table-cell office:value-type="string" table:style-name="ce41">
            <text:p>-</text:p>
          </table:table-cell>
          <table:table-cell office:value-type="float" office:value="4519" table:style-name="ce40">
            <text:p>4.519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338" table:style-name="ce44">
            <text:p>2.935.338</text:p>
          </table:table-cell>
          <table:table-cell office:value-type="percentage" office:value="1" table:style-name="ce45">
            <text:p>100,0%</text:p>
          </table:table-cell>
          <table:table-cell office:value-type="float" office:value="3939330" table:style-name="ce44">
            <text:p>3.939.330</text:p>
          </table:table-cell>
          <table:table-cell office:value-type="percentage" office:value="0.99476899883713443" table:style-name="ce45">
            <text:p>99,5%</text:p>
          </table:table-cell>
          <table:table-cell office:value-type="float" office:value="5266196" table:style-name="ce44">
            <text:p>5.266.196</text:p>
          </table:table-cell>
          <table:table-cell office:value-type="percentage" office:value="0.98673595920993606" table:style-name="ce45">
            <text:p>98,7%</text:p>
          </table:table-cell>
          <table:table-cell office:value-type="float" office:value="6655713" table:style-name="ce44">
            <text:p>6.655.713</text:p>
          </table:table-cell>
          <table:table-cell office:value-type="percentage" office:value="0.94631358283003753" table:style-name="ce45">
            <text:p>94,6%</text:p>
          </table:table-cell>
          <table:table-cell office:value-type="float" office:value="6927651" table:style-name="ce44">
            <text:p>6.927.651</text:p>
          </table:table-cell>
          <table:table-cell office:value-type="percentage" office:value="0.87783602013092932" table:style-name="ce45">
            <text:p>87,8%</text:p>
          </table:table-cell>
          <table:table-cell office:value-type="float" office:value="4817615" table:style-name="ce44">
            <text:p>4.817.615</text:p>
          </table:table-cell>
          <table:table-cell office:value-type="percentage" office:value="0.77324291863624228" table:style-name="ce45">
            <text:p>77,3%</text:p>
          </table:table-cell>
          <table:table-cell office:value-type="float" office:value="3876490" table:style-name="ce44">
            <text:p>3.876.490</text:p>
          </table:table-cell>
          <table:table-cell office:value-type="percentage" office:value="0.7839782067046337" table:style-name="ce45">
            <text:p>78,4%</text:p>
          </table:table-cell>
          <table:table-cell office:value-type="float" office:value="3213725" table:style-name="ce44">
            <text:p>3.213.725</text:p>
          </table:table-cell>
          <table:table-cell office:value-type="percentage" office:value="0.82642954458138307" table:style-name="ce45">
            <text:p>82,6%</text:p>
          </table:table-cell>
          <table:table-cell office:value-type="float" office:value="37632058" table:style-name="ce44">
            <text:p>37.632.058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345234015324893" table:style-name="ce45">
            <text:p>89,3%</text:p>
          </table:table-cell>
          <table:table-cell office:value-type="percentage" office:value="0.79307539525944715" table:style-name="ce45">
            <text:p>79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239" table:style-name="ce34">
            <text:p>427.239</text:p>
          </table:table-cell>
          <table:table-cell office:value-type="percentage" office:value="1" table:style-name="ce35">
            <text:p>100,0%</text:p>
          </table:table-cell>
          <table:table-cell office:value-type="float" office:value="647921" table:style-name="ce34">
            <text:p>647.921</text:p>
          </table:table-cell>
          <table:table-cell office:value-type="percentage" office:value="0.99621760168270601" table:style-name="ce35">
            <text:p>99,6%</text:p>
          </table:table-cell>
          <table:table-cell office:value-type="float" office:value="914282" table:style-name="ce34">
            <text:p>914.282</text:p>
          </table:table-cell>
          <table:table-cell office:value-type="percentage" office:value="0.99796430048889539" table:style-name="ce35">
            <text:p>99,8%</text:p>
          </table:table-cell>
          <table:table-cell office:value-type="float" office:value="1194632" table:style-name="ce34">
            <text:p>1.194.632</text:p>
          </table:table-cell>
          <table:table-cell office:value-type="percentage" office:value="0.94435744544952216" table:style-name="ce35">
            <text:p>94,4%</text:p>
          </table:table-cell>
          <table:table-cell office:value-type="float" office:value="1218083" table:style-name="ce34">
            <text:p>1.218.083</text:p>
          </table:table-cell>
          <table:table-cell office:value-type="percentage" office:value="0.87940992582559996" table:style-name="ce35">
            <text:p>87,9%</text:p>
          </table:table-cell>
          <table:table-cell office:value-type="float" office:value="877759" table:style-name="ce34">
            <text:p>877.759</text:p>
          </table:table-cell>
          <table:table-cell office:value-type="percentage" office:value="0.76981749965138213" table:style-name="ce35">
            <text:p>77,0%</text:p>
          </table:table-cell>
          <table:table-cell office:value-type="float" office:value="697770" table:style-name="ce34">
            <text:p>697.770</text:p>
          </table:table-cell>
          <table:table-cell office:value-type="percentage" office:value="0.75136323696633467" table:style-name="ce35">
            <text:p>75,1%</text:p>
          </table:table-cell>
          <table:table-cell office:value-type="float" office:value="589227" table:style-name="ce34">
            <text:p>589.227</text:p>
          </table:table-cell>
          <table:table-cell office:value-type="percentage" office:value="0.78260263219760207" table:style-name="ce35">
            <text:p>78,3%</text:p>
          </table:table-cell>
          <table:table-cell office:value-type="float" office:value="6566913" table:style-name="ce34">
            <text:p>6.566.913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8123121722764775" table:style-name="ce35">
            <text:p>88,1%</text:p>
          </table:table-cell>
          <table:table-cell office:value-type="percentage" office:value="0.77582633924557776" table:style-name="ce35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99" table:style-name="ce37">
            <text:p>99.799</text:p>
          </table:table-cell>
          <table:table-cell office:value-type="percentage" office:value="1" table:style-name="ce38">
            <text:p>100,0%</text:p>
          </table:table-cell>
          <table:table-cell office:value-type="float" office:value="118311" table:style-name="ce37">
            <text:p>118.311</text:p>
          </table:table-cell>
          <table:table-cell office:value-type="percentage" office:value="0.99458618805430621" table:style-name="ce38">
            <text:p>99,5%</text:p>
          </table:table-cell>
          <table:table-cell office:value-type="float" office:value="151885" table:style-name="ce37">
            <text:p>151.885</text:p>
          </table:table-cell>
          <table:table-cell office:value-type="percentage" office:value="0.97133666310666578" table:style-name="ce38">
            <text:p>97,1%</text:p>
          </table:table-cell>
          <table:table-cell office:value-type="float" office:value="182976" table:style-name="ce37">
            <text:p>182.976</text:p>
          </table:table-cell>
          <table:table-cell office:value-type="percentage" office:value="0.9228813815782837" table:style-name="ce38">
            <text:p>92,3%</text:p>
          </table:table-cell>
          <table:table-cell office:value-type="float" office:value="183293" table:style-name="ce37">
            <text:p>183.293</text:p>
          </table:table-cell>
          <table:table-cell office:value-type="percentage" office:value="0.85275165974235034" table:style-name="ce38">
            <text:p>85,3%</text:p>
          </table:table-cell>
          <table:table-cell office:value-type="float" office:value="118692" table:style-name="ce37">
            <text:p>118.692</text:p>
          </table:table-cell>
          <table:table-cell office:value-type="percentage" office:value="0.72247178700558778" table:style-name="ce38">
            <text:p>72,2%</text:p>
          </table:table-cell>
          <table:table-cell office:value-type="float" office:value="96069" table:style-name="ce37">
            <text:p>96.069</text:p>
          </table:table-cell>
          <table:table-cell office:value-type="percentage" office:value="0.73671981043090162" table:style-name="ce38">
            <text:p>73,7%</text:p>
          </table:table-cell>
          <table:table-cell office:value-type="float" office:value="78887" table:style-name="ce37">
            <text:p>78.887</text:p>
          </table:table-cell>
          <table:table-cell office:value-type="percentage" office:value="0.76508355235721426" table:style-name="ce38">
            <text:p>76,5%</text:p>
          </table:table-cell>
          <table:table-cell office:value-type="float" office:value="1029912" table:style-name="ce37">
            <text:p>1.029.912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690257810509191" table:style-name="ce38">
            <text:p>86,9%</text:p>
          </table:table-cell>
          <table:table-cell office:value-type="percentage" office:value="0.77472466715962418" table:style-name="ce38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88" table:style-name="ce37">
            <text:p>88.088</text:p>
          </table:table-cell>
          <table:table-cell office:value-type="percentage" office:value="1" table:style-name="ce38">
            <text:p>100,0%</text:p>
          </table:table-cell>
          <table:table-cell office:value-type="float" office:value="113814" table:style-name="ce37">
            <text:p>113.814</text:p>
          </table:table-cell>
          <table:table-cell office:value-type="percentage" office:value="1" table:style-name="ce38">
            <text:p>100,0%</text:p>
          </table:table-cell>
          <table:table-cell office:value-type="float" office:value="146867" table:style-name="ce37">
            <text:p>146.867</text:p>
          </table:table-cell>
          <table:table-cell office:value-type="percentage" office:value="0.98139015850105582" table:style-name="ce38">
            <text:p>98,1%</text:p>
          </table:table-cell>
          <table:table-cell office:value-type="float" office:value="151857" table:style-name="ce37">
            <text:p>151.857</text:p>
          </table:table-cell>
          <table:table-cell office:value-type="percentage" office:value="0.93367149312920783" table:style-name="ce38">
            <text:p>93,4%</text:p>
          </table:table-cell>
          <table:table-cell office:value-type="float" office:value="148818" table:style-name="ce37">
            <text:p>148.818</text:p>
          </table:table-cell>
          <table:table-cell office:value-type="percentage" office:value="0.89116310264502108" table:style-name="ce38">
            <text:p>89,1%</text:p>
          </table:table-cell>
          <table:table-cell office:value-type="float" office:value="87857" table:style-name="ce37">
            <text:p>87.857</text:p>
          </table:table-cell>
          <table:table-cell office:value-type="percentage" office:value="0.76763855274309534" table:style-name="ce38">
            <text:p>76,8%</text:p>
          </table:table-cell>
          <table:table-cell office:value-type="float" office:value="62890" table:style-name="ce37">
            <text:p>62.890</text:p>
          </table:table-cell>
          <table:table-cell office:value-type="percentage" office:value="0.79495898168396306" table:style-name="ce38">
            <text:p>79,5%</text:p>
          </table:table-cell>
          <table:table-cell office:value-type="float" office:value="56556" table:style-name="ce37">
            <text:p>56.556</text:p>
          </table:table-cell>
          <table:table-cell office:value-type="percentage" office:value="0.88368749999999996" table:style-name="ce38">
            <text:p>88,4%</text:p>
          </table:table-cell>
          <table:table-cell office:value-type="float" office:value="856747" table:style-name="ce37">
            <text:p>856.747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735970798574196" table:style-name="ce38">
            <text:p>91,7%</text:p>
          </table:table-cell>
          <table:table-cell office:value-type="percentage" office:value="0.84095058422590063" table:style-name="ce38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83" table:style-name="ce37">
            <text:p>50.783</text:p>
          </table:table-cell>
          <table:table-cell office:value-type="percentage" office:value="1" table:style-name="ce38">
            <text:p>100,0%</text:p>
          </table:table-cell>
          <table:table-cell office:value-type="float" office:value="78601" table:style-name="ce37">
            <text:p>78.601</text:p>
          </table:table-cell>
          <table:table-cell office:value-type="percentage" office:value="0.97621590739728747" table:style-name="ce38">
            <text:p>97,6%</text:p>
          </table:table-cell>
          <table:table-cell office:value-type="float" office:value="108736" table:style-name="ce37">
            <text:p>108.736</text:p>
          </table:table-cell>
          <table:table-cell office:value-type="percentage" office:value="0.92753623188405798" table:style-name="ce38">
            <text:p>92,8%</text:p>
          </table:table-cell>
          <table:table-cell office:value-type="float" office:value="147367" table:style-name="ce37">
            <text:p>147.367</text:p>
          </table:table-cell>
          <table:table-cell office:value-type="percentage" office:value="0.8888399669475322" table:style-name="ce38">
            <text:p>88,9%</text:p>
          </table:table-cell>
          <table:table-cell office:value-type="float" office:value="162059" table:style-name="ce37">
            <text:p>162.059</text:p>
          </table:table-cell>
          <table:table-cell office:value-type="percentage" office:value="0.78603787129193103" table:style-name="ce38">
            <text:p>78,6%</text:p>
          </table:table-cell>
          <table:table-cell office:value-type="float" office:value="117674" table:style-name="ce37">
            <text:p>117.674</text:p>
          </table:table-cell>
          <table:table-cell office:value-type="percentage" office:value="0.64589679834455804" table:style-name="ce38">
            <text:p>64,6%</text:p>
          </table:table-cell>
          <table:table-cell office:value-type="float" office:value="88672" table:style-name="ce37">
            <text:p>88.672</text:p>
          </table:table-cell>
          <table:table-cell office:value-type="percentage" office:value="0.64282089573878876" table:style-name="ce38">
            <text:p>64,3%</text:p>
          </table:table-cell>
          <table:table-cell office:value-type="float" office:value="68660" table:style-name="ce37">
            <text:p>68.660</text:p>
          </table:table-cell>
          <table:table-cell office:value-type="percentage" office:value="0.71910347716799328" table:style-name="ce38">
            <text:p>71,9%</text:p>
          </table:table-cell>
          <table:table-cell office:value-type="float" office:value="822552" table:style-name="ce37">
            <text:p>822.552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483837053457107" table:style-name="ce38">
            <text:p>79,5%</text:p>
          </table:table-cell>
          <table:table-cell office:value-type="percentage" office:value="0.70210995243025653" table:style-name="ce38">
            <text:p>70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62" table:style-name="ce37">
            <text:p>91.662</text:p>
          </table:table-cell>
          <table:table-cell office:value-type="percentage" office:value="1" table:style-name="ce38">
            <text:p>100,0%</text:p>
          </table:table-cell>
          <table:table-cell office:value-type="float" office:value="149881" table:style-name="ce37">
            <text:p>149.881</text:p>
          </table:table-cell>
          <table:table-cell office:value-type="percentage" office:value="0.9699089503077053" table:style-name="ce38">
            <text:p>97,0%</text:p>
          </table:table-cell>
          <table:table-cell office:value-type="float" office:value="219111" table:style-name="ce37">
            <text:p>219.111</text:p>
          </table:table-cell>
          <table:table-cell office:value-type="percentage" office:value="0.93202235720483895" table:style-name="ce38">
            <text:p>93,2%</text:p>
          </table:table-cell>
          <table:table-cell office:value-type="float" office:value="316560" table:style-name="ce37">
            <text:p>316.560</text:p>
          </table:table-cell>
          <table:table-cell office:value-type="percentage" office:value="0.9031359839320765" table:style-name="ce38">
            <text:p>90,3%</text:p>
          </table:table-cell>
          <table:table-cell office:value-type="float" office:value="310692" table:style-name="ce37">
            <text:p>310.692</text:p>
          </table:table-cell>
          <table:table-cell office:value-type="percentage" office:value="0.80090945649147771" table:style-name="ce38">
            <text:p>80,1%</text:p>
          </table:table-cell>
          <table:table-cell office:value-type="float" office:value="217014" table:style-name="ce37">
            <text:p>217.014</text:p>
          </table:table-cell>
          <table:table-cell office:value-type="percentage" office:value="0.69794232859706562" table:style-name="ce38">
            <text:p>69,8%</text:p>
          </table:table-cell>
          <table:table-cell office:value-type="float" office:value="171756" table:style-name="ce37">
            <text:p>171.756</text:p>
          </table:table-cell>
          <table:table-cell office:value-type="percentage" office:value="0.68225368225368221" table:style-name="ce38">
            <text:p>68,2%</text:p>
          </table:table-cell>
          <table:table-cell office:value-type="float" office:value="132893" table:style-name="ce37">
            <text:p>132.893</text:p>
          </table:table-cell>
          <table:table-cell office:value-type="percentage" office:value="0.73912801659649496" table:style-name="ce38">
            <text:p>73,9%</text:p>
          </table:table-cell>
          <table:table-cell office:value-type="float" office:value="1609569" table:style-name="ce37">
            <text:p>1.609.569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2088450785251132" table:style-name="ce38">
            <text:p>82,1%</text:p>
          </table:table-cell>
          <table:table-cell office:value-type="percentage" office:value="0.73970795311661286" table:style-name="ce38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93" table:style-name="ce37">
            <text:p>41.793</text:p>
          </table:table-cell>
          <table:table-cell office:value-type="percentage" office:value="1" table:style-name="ce38">
            <text:p>100,0%</text:p>
          </table:table-cell>
          <table:table-cell office:value-type="float" office:value="55643" table:style-name="ce37">
            <text:p>55.643</text:p>
          </table:table-cell>
          <table:table-cell office:value-type="percentage" office:value="1" table:style-name="ce38">
            <text:p>100,0%</text:p>
          </table:table-cell>
          <table:table-cell office:value-type="float" office:value="75954" table:style-name="ce37">
            <text:p>75.954</text:p>
          </table:table-cell>
          <table:table-cell office:value-type="percentage" office:value="0.98201564419160903" table:style-name="ce38">
            <text:p>98,2%</text:p>
          </table:table-cell>
          <table:table-cell office:value-type="float" office:value="83234" table:style-name="ce37">
            <text:p>83.234</text:p>
          </table:table-cell>
          <table:table-cell office:value-type="percentage" office:value="0.92519229914187895" table:style-name="ce38">
            <text:p>92,5%</text:p>
          </table:table-cell>
          <table:table-cell office:value-type="float" office:value="85957" table:style-name="ce37">
            <text:p>85.957</text:p>
          </table:table-cell>
          <table:table-cell office:value-type="percentage" office:value="0.87918460861827363" table:style-name="ce38">
            <text:p>87,9%</text:p>
          </table:table-cell>
          <table:table-cell office:value-type="float" office:value="52015" table:style-name="ce37">
            <text:p>52.015</text:p>
          </table:table-cell>
          <table:table-cell office:value-type="percentage" office:value="0.73808408894186428" table:style-name="ce38">
            <text:p>73,8%</text:p>
          </table:table-cell>
          <table:table-cell office:value-type="float" office:value="37617" table:style-name="ce37">
            <text:p>37.617</text:p>
          </table:table-cell>
          <table:table-cell office:value-type="percentage" office:value="0.74481734481734485" table:style-name="ce38">
            <text:p>74,5%</text:p>
          </table:table-cell>
          <table:table-cell office:value-type="float" office:value="32462" table:style-name="ce37">
            <text:p>32.462</text:p>
          </table:table-cell>
          <table:table-cell office:value-type="percentage" office:value="0.73839364920501327" table:style-name="ce38">
            <text:p>73,8%</text:p>
          </table:table-cell>
          <table:table-cell office:value-type="float" office:value="464675" table:style-name="ce37">
            <text:p>464.675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8656947648184503" table:style-name="ce38">
            <text:p>88,7%</text:p>
          </table:table-cell>
          <table:table-cell office:value-type="percentage" office:value="0.79717106561103435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634" table:style-name="ce37">
            <text:p>226.634</text:p>
          </table:table-cell>
          <table:table-cell office:value-type="percentage" office:value="1" table:style-name="ce38">
            <text:p>100,0%</text:p>
          </table:table-cell>
          <table:table-cell office:value-type="float" office:value="248779" table:style-name="ce37">
            <text:p>248.779</text:p>
          </table:table-cell>
          <table:table-cell office:value-type="percentage" office:value="1" table:style-name="ce38">
            <text:p>100,0%</text:p>
          </table:table-cell>
          <table:table-cell office:value-type="float" office:value="316598" table:style-name="ce37">
            <text:p>316.598</text:p>
          </table:table-cell>
          <table:table-cell office:value-type="percentage" office:value="0.99379423997488814" table:style-name="ce38">
            <text:p>99,4%</text:p>
          </table:table-cell>
          <table:table-cell office:value-type="float" office:value="347292" table:style-name="ce37">
            <text:p>347.292</text:p>
          </table:table-cell>
          <table:table-cell office:value-type="percentage" office:value="0.91110907063684654" table:style-name="ce38">
            <text:p>91,1%</text:p>
          </table:table-cell>
          <table:table-cell office:value-type="float" office:value="313302" table:style-name="ce37">
            <text:p>313.302</text:p>
          </table:table-cell>
          <table:table-cell office:value-type="percentage" office:value="0.86236633131941487" table:style-name="ce38">
            <text:p>86,2%</text:p>
          </table:table-cell>
          <table:table-cell office:value-type="float" office:value="202108" table:style-name="ce37">
            <text:p>202.108</text:p>
          </table:table-cell>
          <table:table-cell office:value-type="percentage" office:value="0.7547454468730278" table:style-name="ce38">
            <text:p>75,5%</text:p>
          </table:table-cell>
          <table:table-cell office:value-type="float" office:value="159699" table:style-name="ce37">
            <text:p>159.699</text:p>
          </table:table-cell>
          <table:table-cell office:value-type="percentage" office:value="0.75684577689733945" table:style-name="ce38">
            <text:p>75,7%</text:p>
          </table:table-cell>
          <table:table-cell office:value-type="float" office:value="124309" table:style-name="ce37">
            <text:p>124.309</text:p>
          </table:table-cell>
          <table:table-cell office:value-type="percentage" office:value="0.75182954119340517" table:style-name="ce38">
            <text:p>75,2%</text:p>
          </table:table-cell>
          <table:table-cell office:value-type="float" office:value="1938721" table:style-name="ce37">
            <text:p>1.938.721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908527639019912" table:style-name="ce38">
            <text:p>89,1%</text:p>
          </table:table-cell>
          <table:table-cell office:value-type="percentage" office:value="0.80951456375541875" table:style-name="ce38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93" table:style-name="ce37">
            <text:p>135.993</text:p>
          </table:table-cell>
          <table:table-cell office:value-type="percentage" office:value="1" table:style-name="ce38">
            <text:p>100,0%</text:p>
          </table:table-cell>
          <table:table-cell office:value-type="float" office:value="156956" table:style-name="ce37">
            <text:p>156.956</text:p>
          </table:table-cell>
          <table:table-cell office:value-type="percentage" office:value="0.9865179980012696" table:style-name="ce38">
            <text:p>98,7%</text:p>
          </table:table-cell>
          <table:table-cell office:value-type="float" office:value="214756" table:style-name="ce37">
            <text:p>214.756</text:p>
          </table:table-cell>
          <table:table-cell office:value-type="percentage" office:value="0.98311695445972425" table:style-name="ce38">
            <text:p>98,3%</text:p>
          </table:table-cell>
          <table:table-cell office:value-type="float" office:value="275986" table:style-name="ce37">
            <text:p>275.986</text:p>
          </table:table-cell>
          <table:table-cell office:value-type="percentage" office:value="0.89757966423614044" table:style-name="ce38">
            <text:p>89,8%</text:p>
          </table:table-cell>
          <table:table-cell office:value-type="float" office:value="273646" table:style-name="ce37">
            <text:p>273.646</text:p>
          </table:table-cell>
          <table:table-cell office:value-type="percentage" office:value="0.82771282950953551" table:style-name="ce38">
            <text:p>82,8%</text:p>
          </table:table-cell>
          <table:table-cell office:value-type="float" office:value="190465" table:style-name="ce37">
            <text:p>190.465</text:p>
          </table:table-cell>
          <table:table-cell office:value-type="percentage" office:value="0.71630042760275436" table:style-name="ce38">
            <text:p>71,6%</text:p>
          </table:table-cell>
          <table:table-cell office:value-type="float" office:value="155062" table:style-name="ce37">
            <text:p>155.062</text:p>
          </table:table-cell>
          <table:table-cell office:value-type="percentage" office:value="0.71100330598975647" table:style-name="ce38">
            <text:p>71,1%</text:p>
          </table:table-cell>
          <table:table-cell office:value-type="float" office:value="129790" table:style-name="ce37">
            <text:p>129.790</text:p>
          </table:table-cell>
          <table:table-cell office:value-type="percentage" office:value="0.74603959257811603" table:style-name="ce38">
            <text:p>74,6%</text:p>
          </table:table-cell>
          <table:table-cell office:value-type="float" office:value="1532654" table:style-name="ce37">
            <text:p>1.532.654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733942803563056" table:style-name="ce38">
            <text:p>84,7%</text:p>
          </table:table-cell>
          <table:table-cell office:value-type="percentage" office:value="0.74938307400520532" table:style-name="ce38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307" table:style-name="ce37">
            <text:p>452.307</text:p>
          </table:table-cell>
          <table:table-cell office:value-type="percentage" office:value="1" table:style-name="ce38">
            <text:p>100,0%</text:p>
          </table:table-cell>
          <table:table-cell office:value-type="float" office:value="613162" table:style-name="ce37">
            <text:p>613.162</text:p>
          </table:table-cell>
          <table:table-cell office:value-type="percentage" office:value="0.96516562462615618" table:style-name="ce38">
            <text:p>96,5%</text:p>
          </table:table-cell>
          <table:table-cell office:value-type="float" office:value="783305" table:style-name="ce37">
            <text:p>783.305</text:p>
          </table:table-cell>
          <table:table-cell office:value-type="percentage" office:value="0.9351957535005444" table:style-name="ce38">
            <text:p>93,5%</text:p>
          </table:table-cell>
          <table:table-cell office:value-type="float" office:value="1006893" table:style-name="ce37">
            <text:p>1.006.893</text:p>
          </table:table-cell>
          <table:table-cell office:value-type="percentage" office:value="0.92224898789133347" table:style-name="ce38">
            <text:p>92,2%</text:p>
          </table:table-cell>
          <table:table-cell office:value-type="float" office:value="1093474" table:style-name="ce37">
            <text:p>1.093.474</text:p>
          </table:table-cell>
          <table:table-cell office:value-type="percentage" office:value="0.83043086982772041" table:style-name="ce38">
            <text:p>83,0%</text:p>
          </table:table-cell>
          <table:table-cell office:value-type="float" office:value="715902" table:style-name="ce37">
            <text:p>715.902</text:p>
          </table:table-cell>
          <table:table-cell office:value-type="percentage" office:value="0.6853018995799558" table:style-name="ce38">
            <text:p>68,5%</text:p>
          </table:table-cell>
          <table:table-cell office:value-type="float" office:value="564841" table:style-name="ce37">
            <text:p>564.841</text:p>
          </table:table-cell>
          <table:table-cell office:value-type="percentage" office:value="0.67328338905874707" table:style-name="ce38">
            <text:p>67,3%</text:p>
          </table:table-cell>
          <table:table-cell office:value-type="float" office:value="454745" table:style-name="ce37">
            <text:p>454.745</text:p>
          </table:table-cell>
          <table:table-cell office:value-type="percentage" office:value="0.69303347018894612" table:style-name="ce38">
            <text:p>69,3%</text:p>
          </table:table-cell>
          <table:table-cell office:value-type="float" office:value="5684629" table:style-name="ce37">
            <text:p>5.684.629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2765449102842603" table:style-name="ce38">
            <text:p>82,8%</text:p>
          </table:table-cell>
          <table:table-cell office:value-type="percentage" office:value="0.73062712462818802" table:style-name="ce38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815" table:style-name="ce37">
            <text:p>292.815</text:p>
          </table:table-cell>
          <table:table-cell office:value-type="percentage" office:value="1" table:style-name="ce38">
            <text:p>100,0%</text:p>
          </table:table-cell>
          <table:table-cell office:value-type="float" office:value="431072" table:style-name="ce37">
            <text:p>431.072</text:p>
          </table:table-cell>
          <table:table-cell office:value-type="percentage" office:value="0.98449283107463081" table:style-name="ce38">
            <text:p>98,4%</text:p>
          </table:table-cell>
          <table:table-cell office:value-type="float" office:value="561162" table:style-name="ce37">
            <text:p>561.162</text:p>
          </table:table-cell>
          <table:table-cell office:value-type="percentage" office:value="0.96630780675290329" table:style-name="ce38">
            <text:p>96,6%</text:p>
          </table:table-cell>
          <table:table-cell office:value-type="float" office:value="706796" table:style-name="ce37">
            <text:p>706.796</text:p>
          </table:table-cell>
          <table:table-cell office:value-type="percentage" office:value="0.93947103281255395" table:style-name="ce38">
            <text:p>93,9%</text:p>
          </table:table-cell>
          <table:table-cell office:value-type="float" office:value="738788" table:style-name="ce37">
            <text:p>738.788</text:p>
          </table:table-cell>
          <table:table-cell office:value-type="percentage" office:value="0.86754158114017577" table:style-name="ce38">
            <text:p>86,8%</text:p>
          </table:table-cell>
          <table:table-cell office:value-type="float" office:value="484044" table:style-name="ce37">
            <text:p>484.044</text:p>
          </table:table-cell>
          <table:table-cell office:value-type="percentage" office:value="0.74610756844991744" table:style-name="ce38">
            <text:p>74,6%</text:p>
          </table:table-cell>
          <table:table-cell office:value-type="float" office:value="393511" table:style-name="ce37">
            <text:p>393.511</text:p>
          </table:table-cell>
          <table:table-cell office:value-type="percentage" office:value="0.76243204178824553" table:style-name="ce38">
            <text:p>76,2%</text:p>
          </table:table-cell>
          <table:table-cell office:value-type="float" office:value="331292" table:style-name="ce37">
            <text:p>331.292</text:p>
          </table:table-cell>
          <table:table-cell office:value-type="percentage" office:value="0.78037175141509096" table:style-name="ce38">
            <text:p>78,0%</text:p>
          </table:table-cell>
          <table:table-cell office:value-type="float" office:value="3939480" table:style-name="ce37">
            <text:p>3.939.480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7769098481238217" table:style-name="ce38">
            <text:p>87,8%</text:p>
          </table:table-cell>
          <table:table-cell office:value-type="percentage" office:value="0.77896085165500606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309" table:style-name="ce37">
            <text:p>77.309</text:p>
          </table:table-cell>
          <table:table-cell office:value-type="percentage" office:value="1" table:style-name="ce38">
            <text:p>100,0%</text:p>
          </table:table-cell>
          <table:table-cell office:value-type="float" office:value="95338" table:style-name="ce37">
            <text:p>95.338</text:p>
          </table:table-cell>
          <table:table-cell office:value-type="percentage" office:value="1" table:style-name="ce38">
            <text:p>100,0%</text:p>
          </table:table-cell>
          <table:table-cell office:value-type="float" office:value="131210" table:style-name="ce37">
            <text:p>131.210</text:p>
          </table:table-cell>
          <table:table-cell office:value-type="percentage" office:value="1.0471918721118623" table:style-name="ce38">
            <text:p>104,7%</text:p>
          </table:table-cell>
          <table:table-cell office:value-type="float" office:value="159879" table:style-name="ce37">
            <text:p>159.879</text:p>
          </table:table-cell>
          <table:table-cell office:value-type="percentage" office:value="0.94482200264750382" table:style-name="ce38">
            <text:p>94,5%</text:p>
          </table:table-cell>
          <table:table-cell office:value-type="float" office:value="143713" table:style-name="ce37">
            <text:p>143.713</text:p>
          </table:table-cell>
          <table:table-cell office:value-type="percentage" office:value="0.90105583909112563" table:style-name="ce38">
            <text:p>90,1%</text:p>
          </table:table-cell>
          <table:table-cell office:value-type="float" office:value="108770" table:style-name="ce37">
            <text:p>108.770</text:p>
          </table:table-cell>
          <table:table-cell office:value-type="percentage" office:value="0.81488473842327258" table:style-name="ce38">
            <text:p>81,5%</text:p>
          </table:table-cell>
          <table:table-cell office:value-type="float" office:value="86840" table:style-name="ce37">
            <text:p>86.840</text:p>
          </table:table-cell>
          <table:table-cell office:value-type="percentage" office:value="0.76632545005294739" table:style-name="ce38">
            <text:p>76,6%</text:p>
          </table:table-cell>
          <table:table-cell office:value-type="float" office:value="68868" table:style-name="ce37">
            <text:p>68.868</text:p>
          </table:table-cell>
          <table:table-cell office:value-type="percentage" office:value="0.81260176991150446" table:style-name="ce38">
            <text:p>81,3%</text:p>
          </table:table-cell>
          <table:table-cell office:value-type="float" office:value="871927" table:style-name="ce37">
            <text:p>871.927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450929636672373" table:style-name="ce38">
            <text:p>91,5%</text:p>
          </table:table-cell>
          <table:table-cell office:value-type="percentage" office:value="0.81949027572705302" table:style-name="ce38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60" table:style-name="ce37">
            <text:p>240.360</text:p>
          </table:table-cell>
          <table:table-cell office:value-type="percentage" office:value="1" table:style-name="ce38">
            <text:p>100,0%</text:p>
          </table:table-cell>
          <table:table-cell office:value-type="float" office:value="289545" table:style-name="ce37">
            <text:p>289.545</text:p>
          </table:table-cell>
          <table:table-cell office:value-type="percentage" office:value="0.9992511095312705" table:style-name="ce38">
            <text:p>99,9%</text:p>
          </table:table-cell>
          <table:table-cell office:value-type="float" office:value="342340" table:style-name="ce37">
            <text:p>342.340</text:p>
          </table:table-cell>
          <table:table-cell office:value-type="percentage" office:value="0.98677819829531865" table:style-name="ce38">
            <text:p>98,7%</text:p>
          </table:table-cell>
          <table:table-cell office:value-type="float" office:value="386456" table:style-name="ce37">
            <text:p>386.456</text:p>
          </table:table-cell>
          <table:table-cell office:value-type="percentage" office:value="0.95212237828568891" table:style-name="ce38">
            <text:p>95,2%</text:p>
          </table:table-cell>
          <table:table-cell office:value-type="float" office:value="399989" table:style-name="ce37">
            <text:p>399.989</text:p>
          </table:table-cell>
          <table:table-cell office:value-type="percentage" office:value="0.90245949537589598" table:style-name="ce38">
            <text:p>90,2%</text:p>
          </table:table-cell>
          <table:table-cell office:value-type="float" office:value="251037" table:style-name="ce37">
            <text:p>251.037</text:p>
          </table:table-cell>
          <table:table-cell office:value-type="percentage" office:value="0.77622384109236631" table:style-name="ce38">
            <text:p>77,6%</text:p>
          </table:table-cell>
          <table:table-cell office:value-type="float" office:value="184371" table:style-name="ce37">
            <text:p>184.371</text:p>
          </table:table-cell>
          <table:table-cell office:value-type="percentage" office:value="0.79820851065672072" table:style-name="ce38">
            <text:p>79,8%</text:p>
          </table:table-cell>
          <table:table-cell office:value-type="float" office:value="155973" table:style-name="ce37">
            <text:p>155.973</text:p>
          </table:table-cell>
          <table:table-cell office:value-type="percentage" office:value="0.86648297010671804" table:style-name="ce38">
            <text:p>86,6%</text:p>
          </table:table-cell>
          <table:table-cell office:value-type="float" office:value="2250071" table:style-name="ce37">
            <text:p>2.250.071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671368919986462" table:style-name="ce38">
            <text:p>91,7%</text:p>
          </table:table-cell>
          <table:table-cell office:value-type="percentage" office:value="0.83279857014848147" table:style-name="ce38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5" table:style-name="ce37">
            <text:p>23.145</text:p>
          </table:table-cell>
          <table:table-cell office:value-type="percentage" office:value="1" table:style-name="ce38">
            <text:p>100,0%</text:p>
          </table:table-cell>
          <table:table-cell office:value-type="float" office:value="28533" table:style-name="ce37">
            <text:p>28.533</text:p>
          </table:table-cell>
          <table:table-cell office:value-type="percentage" office:value="1" table:style-name="ce38">
            <text:p>100,0%</text:p>
          </table:table-cell>
          <table:table-cell office:value-type="float" office:value="37313" table:style-name="ce37">
            <text:p>37.313</text:p>
          </table:table-cell>
          <table:table-cell office:value-type="percentage" office:value="0.98926242112519225" table:style-name="ce38">
            <text:p>98,9%</text:p>
          </table:table-cell>
          <table:table-cell office:value-type="float" office:value="44584" table:style-name="ce37">
            <text:p>44.584</text:p>
          </table:table-cell>
          <table:table-cell office:value-type="percentage" office:value="0.93538100033568317" table:style-name="ce38">
            <text:p>93,5%</text:p>
          </table:table-cell>
          <table:table-cell office:value-type="float" office:value="46354" table:style-name="ce37">
            <text:p>46.354</text:p>
          </table:table-cell>
          <table:table-cell office:value-type="percentage" office:value="0.87547925283774342" table:style-name="ce38">
            <text:p>87,5%</text:p>
          </table:table-cell>
          <table:table-cell office:value-type="float" office:value="29345" table:style-name="ce37">
            <text:p>29.345</text:p>
          </table:table-cell>
          <table:table-cell office:value-type="percentage" office:value="0.74633129021592615" table:style-name="ce38">
            <text:p>74,6%</text:p>
          </table:table-cell>
          <table:table-cell office:value-type="float" office:value="21666" table:style-name="ce37">
            <text:p>21.666</text:p>
          </table:table-cell>
          <table:table-cell office:value-type="percentage" office:value="0.71134020618556704" table:style-name="ce38">
            <text:p>71,1%</text:p>
          </table:table-cell>
          <table:table-cell office:value-type="float" office:value="18970" table:style-name="ce37">
            <text:p>18.970</text:p>
          </table:table-cell>
          <table:table-cell office:value-type="percentage" office:value="0.74298919003603325" table:style-name="ce38">
            <text:p>74,3%</text:p>
          </table:table-cell>
          <table:table-cell office:value-type="float" office:value="249910" table:style-name="ce37">
            <text:p>249.910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8005775257949781" table:style-name="ce38">
            <text:p>88,0%</text:p>
          </table:table-cell>
          <table:table-cell office:value-type="percentage" office:value="0.78117869177341415" table:style-name="ce38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318" table:style-name="ce37">
            <text:p>370.318</text:p>
          </table:table-cell>
          <table:table-cell office:value-type="percentage" office:value="1" table:style-name="ce38">
            <text:p>100,0%</text:p>
          </table:table-cell>
          <table:table-cell office:value-type="float" office:value="507752" table:style-name="ce37">
            <text:p>507.752</text:p>
          </table:table-cell>
          <table:table-cell office:value-type="percentage" office:value="0.96515935758942062" table:style-name="ce38">
            <text:p>96,5%</text:p>
          </table:table-cell>
          <table:table-cell office:value-type="float" office:value="673056" table:style-name="ce37">
            <text:p>673.056</text:p>
          </table:table-cell>
          <table:table-cell office:value-type="percentage" office:value="0.95696571845368339" table:style-name="ce38">
            <text:p>95,7%</text:p>
          </table:table-cell>
          <table:table-cell office:value-type="float" office:value="926165" table:style-name="ce37">
            <text:p>926.165</text:p>
          </table:table-cell>
          <table:table-cell office:value-type="percentage" office:value="0.95207769872623182" table:style-name="ce38">
            <text:p>95,2%</text:p>
          </table:table-cell>
          <table:table-cell office:value-type="float" office:value="995605" table:style-name="ce37">
            <text:p>995.605</text:p>
          </table:table-cell>
          <table:table-cell office:value-type="percentage" office:value="0.85388487363750898" table:style-name="ce38">
            <text:p>85,4%</text:p>
          </table:table-cell>
          <table:table-cell office:value-type="float" office:value="692300" table:style-name="ce37">
            <text:p>692.300</text:p>
          </table:table-cell>
          <table:table-cell office:value-type="percentage" office:value="0.7290130997009393" table:style-name="ce38">
            <text:p>72,9%</text:p>
          </table:table-cell>
          <table:table-cell office:value-type="float" office:value="535783" table:style-name="ce37">
            <text:p>535.783</text:p>
          </table:table-cell>
          <table:table-cell office:value-type="percentage" office:value="0.72161756288090506" table:style-name="ce38">
            <text:p>72,2%</text:p>
          </table:table-cell>
          <table:table-cell office:value-type="float" office:value="387434" table:style-name="ce37">
            <text:p>387.434</text:p>
          </table:table-cell>
          <table:table-cell office:value-type="percentage" office:value="0.69991798273663064" table:style-name="ce38">
            <text:p>70,0%</text:p>
          </table:table-cell>
          <table:table-cell office:value-type="float" office:value="5088413" table:style-name="ce37">
            <text:p>5.088.413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5119883330988599" table:style-name="ce38">
            <text:p>85,1%</text:p>
          </table:table-cell>
          <table:table-cell office:value-type="percentage" office:value="0.75051579023134307" table:style-name="ce38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87" table:style-name="ce37">
            <text:p>72.787</text:p>
          </table:table-cell>
          <table:table-cell office:value-type="percentage" office:value="1" table:style-name="ce38">
            <text:p>100,0%</text:p>
          </table:table-cell>
          <table:table-cell office:value-type="float" office:value="100981" table:style-name="ce37">
            <text:p>100.981</text:p>
          </table:table-cell>
          <table:table-cell office:value-type="percentage" office:value="0.98136036307447105" table:style-name="ce38">
            <text:p>98,1%</text:p>
          </table:table-cell>
          <table:table-cell office:value-type="float" office:value="144561" table:style-name="ce37">
            <text:p>144.561</text:p>
          </table:table-cell>
          <table:table-cell office:value-type="percentage" office:value="0.98401731684239901" table:style-name="ce38">
            <text:p>98,4%</text:p>
          </table:table-cell>
          <table:table-cell office:value-type="float" office:value="203443" table:style-name="ce37">
            <text:p>203.443</text:p>
          </table:table-cell>
          <table:table-cell office:value-type="percentage" office:value="0.95398488201973219" table:style-name="ce38">
            <text:p>95,4%</text:p>
          </table:table-cell>
          <table:table-cell office:value-type="float" office:value="223570" table:style-name="ce37">
            <text:p>223.570</text:p>
          </table:table-cell>
          <table:table-cell office:value-type="percentage" office:value="0.87965312779108973" table:style-name="ce38">
            <text:p>88,0%</text:p>
          </table:table-cell>
          <table:table-cell office:value-type="float" office:value="155516" table:style-name="ce37">
            <text:p>155.516</text:p>
          </table:table-cell>
          <table:table-cell office:value-type="percentage" office:value="0.74408501313378272" table:style-name="ce38">
            <text:p>74,4%</text:p>
          </table:table-cell>
          <table:table-cell office:value-type="float" office:value="127121" table:style-name="ce37">
            <text:p>127.121</text:p>
          </table:table-cell>
          <table:table-cell office:value-type="percentage" office:value="0.73801147183131299" table:style-name="ce38">
            <text:p>73,8%</text:p>
          </table:table-cell>
          <table:table-cell office:value-type="float" office:value="107022" table:style-name="ce37">
            <text:p>107.022</text:p>
          </table:table-cell>
          <table:table-cell office:value-type="percentage" office:value="0.7542390798765275" table:style-name="ce38">
            <text:p>75,4%</text:p>
          </table:table-cell>
          <table:table-cell office:value-type="float" office:value="1135001" table:style-name="ce37">
            <text:p>1.135.001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6632237697278991" table:style-name="ce38">
            <text:p>86,6%</text:p>
          </table:table-cell>
          <table:table-cell office:value-type="percentage" office:value="0.75103407706595393" table:style-name="ce38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89" table:style-name="ce37">
            <text:p>42.089</text:p>
          </table:table-cell>
          <table:table-cell office:value-type="percentage" office:value="1" table:style-name="ce38">
            <text:p>100,0%</text:p>
          </table:table-cell>
          <table:table-cell office:value-type="float" office:value="55695" table:style-name="ce37">
            <text:p>55.695</text:p>
          </table:table-cell>
          <table:table-cell office:value-type="percentage" office:value="0.998261399483797" table:style-name="ce38">
            <text:p>99,8%</text:p>
          </table:table-cell>
          <table:table-cell office:value-type="float" office:value="71329" table:style-name="ce37">
            <text:p>71.329</text:p>
          </table:table-cell>
          <table:table-cell office:value-type="percentage" office:value="0.96594171496668657" table:style-name="ce38">
            <text:p>96,6%</text:p>
          </table:table-cell>
          <table:table-cell office:value-type="float" office:value="90352" table:style-name="ce37">
            <text:p>90.352</text:p>
          </table:table-cell>
          <table:table-cell office:value-type="percentage" office:value="0.93441164911990404" table:style-name="ce38">
            <text:p>93,4%</text:p>
          </table:table-cell>
          <table:table-cell office:value-type="float" office:value="93205" table:style-name="ce37">
            <text:p>93.205</text:p>
          </table:table-cell>
          <table:table-cell office:value-type="percentage" office:value="0.8629932779022611" table:style-name="ce38">
            <text:p>86,3%</text:p>
          </table:table-cell>
          <table:table-cell office:value-type="float" office:value="60710" table:style-name="ce37">
            <text:p>60.710</text:p>
          </table:table-cell>
          <table:table-cell office:value-type="percentage" office:value="0.74636407223909218" table:style-name="ce38">
            <text:p>74,6%</text:p>
          </table:table-cell>
          <table:table-cell office:value-type="float" office:value="52015" table:style-name="ce37">
            <text:p>52.015</text:p>
          </table:table-cell>
          <table:table-cell office:value-type="percentage" office:value="0.7635005210856195" table:style-name="ce38">
            <text:p>76,4%</text:p>
          </table:table-cell>
          <table:table-cell office:value-type="float" office:value="43598" table:style-name="ce37">
            <text:p>43.598</text:p>
          </table:table-cell>
          <table:table-cell office:value-type="percentage" office:value="0.7731786905015251" table:style-name="ce38">
            <text:p>77,3%</text:p>
          </table:table-cell>
          <table:table-cell office:value-type="float" office:value="508993" table:style-name="ce37">
            <text:p>508.993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553022770979472" table:style-name="ce38">
            <text:p>87,6%</text:p>
          </table:table-cell>
          <table:table-cell office:value-type="percentage" office:value="0.76980536814292866" table:style-name="ce38">
            <text:p>77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70" table:style-name="ce37">
            <text:p>161.770</text:p>
          </table:table-cell>
          <table:table-cell office:value-type="percentage" office:value="1.0241848686293131" table:style-name="ce38">
            <text:p>102,4%</text:p>
          </table:table-cell>
          <table:table-cell office:value-type="float" office:value="212009" table:style-name="ce37">
            <text:p>212.009</text:p>
          </table:table-cell>
          <table:table-cell office:value-type="percentage" office:value="0.99496904932865904" table:style-name="ce38">
            <text:p>99,5%</text:p>
          </table:table-cell>
          <table:table-cell office:value-type="float" office:value="272555" table:style-name="ce37">
            <text:p>272.555</text:p>
          </table:table-cell>
          <table:table-cell office:value-type="percentage" office:value="0.97299719047976041" table:style-name="ce38">
            <text:p>97,3%</text:p>
          </table:table-cell>
          <table:table-cell office:value-type="float" office:value="319389" table:style-name="ce37">
            <text:p>319.389</text:p>
          </table:table-cell>
          <table:table-cell office:value-type="percentage" office:value="0.93944296231803914" table:style-name="ce38">
            <text:p>93,9%</text:p>
          </table:table-cell>
          <table:table-cell office:value-type="float" office:value="313544" table:style-name="ce37">
            <text:p>313.544</text:p>
          </table:table-cell>
          <table:table-cell office:value-type="percentage" office:value="0.8658255392355847" table:style-name="ce38">
            <text:p>86,6%</text:p>
          </table:table-cell>
          <table:table-cell office:value-type="float" office:value="191501" table:style-name="ce37">
            <text:p>191.501</text:p>
          </table:table-cell>
          <table:table-cell office:value-type="percentage" office:value="0.73500727327159043" table:style-name="ce38">
            <text:p>73,5%</text:p>
          </table:table-cell>
          <table:table-cell office:value-type="float" office:value="148023" table:style-name="ce37">
            <text:p>148.023</text:p>
          </table:table-cell>
          <table:table-cell office:value-type="percentage" office:value="0.73448152669028555" table:style-name="ce38">
            <text:p>73,4%</text:p>
          </table:table-cell>
          <table:table-cell office:value-type="float" office:value="131905" table:style-name="ce37">
            <text:p>131.905</text:p>
          </table:table-cell>
          <table:table-cell office:value-type="percentage" office:value="0.78232684483351722" table:style-name="ce38">
            <text:p>78,2%</text:p>
          </table:table-cell>
          <table:table-cell office:value-type="float" office:value="1750696" table:style-name="ce37">
            <text:p>1.750.696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8243261021107966" table:style-name="ce38">
            <text:p>88,2%</text:p>
          </table:table-cell>
          <table:table-cell office:value-type="percentage" office:value="0.78842280851554425" table:style-name="ce38">
            <text:p>78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3" table:style-name="ce37">
            <text:p>2.373</text:p>
          </table:table-cell>
          <table:table-cell office:value-type="percentage" office:value="0.91094049904030705" table:style-name="ce38">
            <text:p>91,1%</text:p>
          </table:table-cell>
          <table:table-cell office:value-type="float" office:value="3848" table:style-name="ce37">
            <text:p>3.848</text:p>
          </table:table-cell>
          <table:table-cell office:value-type="percentage" office:value="0.89115331171838819" table:style-name="ce38">
            <text:p>89,1%</text:p>
          </table:table-cell>
          <table:table-cell office:value-type="float" office:value="7436" table:style-name="ce37">
            <text:p>7.436</text:p>
          </table:table-cell>
          <table:table-cell office:value-type="percentage" office:value="0.94641720758559245" table:style-name="ce38">
            <text:p>94,6%</text:p>
          </table:table-cell>
          <table:table-cell office:value-type="float" office:value="10256" table:style-name="ce37">
            <text:p>10.256</text:p>
          </table:table-cell>
          <table:table-cell office:value-type="percentage" office:value="0.88750432675666324" table:style-name="ce38">
            <text:p>88,8%</text:p>
          </table:table-cell>
          <table:table-cell office:value-type="float" office:value="10620" table:style-name="ce37">
            <text:p>10.620</text:p>
          </table:table-cell>
          <table:table-cell office:value-type="percentage" office:value="0.8400569530137636" table:style-name="ce38">
            <text:p>84,0%</text:p>
          </table:table-cell>
          <table:table-cell office:value-type="float" office:value="8411" table:style-name="ce37">
            <text:p>8.411</text:p>
          </table:table-cell>
          <table:table-cell office:value-type="percentage" office:value="0.70716327560114345" table:style-name="ce38">
            <text:p>70,7%</text:p>
          </table:table-cell>
          <table:table-cell office:value-type="float" office:value="7852" table:style-name="ce37">
            <text:p>7.852</text:p>
          </table:table-cell>
          <table:table-cell office:value-type="percentage" office:value="0.71596608005835694" table:style-name="ce38">
            <text:p>71,6%</text:p>
          </table:table-cell>
          <table:table-cell office:value-type="float" office:value="6383" table:style-name="ce37">
            <text:p>6.383</text:p>
          </table:table-cell>
          <table:table-cell office:value-type="percentage" office:value="0.69943019943019946" table:style-name="ce38">
            <text:p>69,9%</text:p>
          </table:table-cell>
          <table:table-cell office:value-type="float" office:value="57179" table:style-name="ce37">
            <text:p>57.179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0573522158810684" table:style-name="ce38">
            <text:p>80,6%</text:p>
          </table:table-cell>
          <table:table-cell office:value-type="percentage" office:value="0.6790693807748035" table:style-name="ce38">
            <text:p>67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7" table:style-name="ce37">
            <text:p>1.957</text:p>
          </table:table-cell>
          <table:table-cell office:value-type="percentage" office:value="0.83312047679863777" table:style-name="ce38">
            <text:p>83,3%</text:p>
          </table:table-cell>
          <table:table-cell office:value-type="float" office:value="3229" table:style-name="ce37">
            <text:p>3.229</text:p>
          </table:table-cell>
          <table:table-cell office:value-type="percentage" office:value="0.86152614727854859" table:style-name="ce38">
            <text:p>86,2%</text:p>
          </table:table-cell>
          <table:table-cell office:value-type="float" office:value="6955" table:style-name="ce37">
            <text:p>6.955</text:p>
          </table:table-cell>
          <table:table-cell office:value-type="percentage" office:value="0.8885907755206337" table:style-name="ce38">
            <text:p>88,9%</text:p>
          </table:table-cell>
          <table:table-cell office:value-type="float" office:value="9409" table:style-name="ce37">
            <text:p>9.409</text:p>
          </table:table-cell>
          <table:table-cell office:value-type="percentage" office:value="0.83272856004956186" table:style-name="ce38">
            <text:p>83,3%</text:p>
          </table:table-cell>
          <table:table-cell office:value-type="float" office:value="9706" table:style-name="ce37">
            <text:p>9.706</text:p>
          </table:table-cell>
          <table:table-cell office:value-type="percentage" office:value="0.8086985502416264" table:style-name="ce38">
            <text:p>80,9%</text:p>
          </table:table-cell>
          <table:table-cell office:value-type="float" office:value="8018" table:style-name="ce37">
            <text:p>8.018</text:p>
          </table:table-cell>
          <table:table-cell office:value-type="percentage" office:value="0.6608423308332646" table:style-name="ce38">
            <text:p>66,1%</text:p>
          </table:table-cell>
          <table:table-cell office:value-type="float" office:value="7544" table:style-name="ce37">
            <text:p>7.544</text:p>
          </table:table-cell>
          <table:table-cell office:value-type="percentage" office:value="0.62892872030012503" table:style-name="ce38">
            <text:p>62,9%</text:p>
          </table:table-cell>
          <table:table-cell office:value-type="float" office:value="6554" table:style-name="ce37">
            <text:p>6.554</text:p>
          </table:table-cell>
          <table:table-cell office:value-type="percentage" office:value="0.68456235638186758" table:style-name="ce38">
            <text:p>68,5%</text:p>
          </table:table-cell>
          <table:table-cell office:value-type="float" office:value="53372" table:style-name="ce37">
            <text:p>53.37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5249199881568374" table:style-name="ce38">
            <text:p>75,2%</text:p>
          </table:table-cell>
          <table:table-cell office:value-type="percentage" office:value="0.61293582617483577" table:style-name="ce38">
            <text:p>61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19" table:style-name="ce37">
            <text:p>8.919</text:p>
          </table:table-cell>
          <table:table-cell office:value-type="string" table:style-name="ce38">
            <text:p>-</text:p>
          </table:table-cell>
          <table:table-cell office:value-type="float" office:value="20599" table:style-name="ce37">
            <text:p>20.599</text:p>
          </table:table-cell>
          <table:table-cell office:value-type="string" table:style-name="ce38">
            <text:p>-</text:p>
          </table:table-cell>
          <table:table-cell office:value-type="float" office:value="29789" table:style-name="ce37">
            <text:p>29.789</text:p>
          </table:table-cell>
          <table:table-cell office:value-type="string" table:style-name="ce38">
            <text:p>-</text:p>
          </table:table-cell>
          <table:table-cell office:value-type="float" office:value="22366" table:style-name="ce37">
            <text:p>22.366</text:p>
          </table:table-cell>
          <table:table-cell office:value-type="string" table:style-name="ce38">
            <text:p>-</text:p>
          </table:table-cell>
          <table:table-cell office:value-type="float" office:value="1055" table:style-name="ce37">
            <text:p>1.055</text:p>
          </table:table-cell>
          <table:table-cell office:value-type="string" table:style-name="ce38">
            <text:p>-</text:p>
          </table:table-cell>
          <table:table-cell office:value-type="float" office:value="86164" table:style-name="ce37">
            <text:p>86.164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0" table:style-name="ce40">
            <text:p>30</text:p>
          </table:table-cell>
          <table:table-cell office:value-type="string" table:style-name="ce41">
            <text:p>-</text:p>
          </table:table-cell>
          <table:table-cell office:value-type="float" office:value="197" table:style-name="ce40">
            <text:p>197</text:p>
          </table:table-cell>
          <table:table-cell office:value-type="string" table:style-name="ce41">
            <text:p>-</text:p>
          </table:table-cell>
          <table:table-cell office:value-type="float" office:value="567" table:style-name="ce40">
            <text:p>567</text:p>
          </table:table-cell>
          <table:table-cell office:value-type="string" table:style-name="ce41">
            <text:p>-</text:p>
          </table:table-cell>
          <table:table-cell office:value-type="float" office:value="1082" table:style-name="ce40">
            <text:p>1.082</text:p>
          </table:table-cell>
          <table:table-cell office:value-type="string" table:style-name="ce41">
            <text:p>-</text:p>
          </table:table-cell>
          <table:table-cell office:value-type="float" office:value="1168" table:style-name="ce40">
            <text:p>1.168</text:p>
          </table:table-cell>
          <table:table-cell office:value-type="string" table:style-name="ce41">
            <text:p>-</text:p>
          </table:table-cell>
          <table:table-cell office:value-type="float" office:value="1008" table:style-name="ce40">
            <text:p>1.008</text:p>
          </table:table-cell>
          <table:table-cell office:value-type="string" table:style-name="ce41">
            <text:p>-</text:p>
          </table:table-cell>
          <table:table-cell office:value-type="float" office:value="144" table:style-name="ce40">
            <text:p>144</text:p>
          </table:table-cell>
          <table:table-cell office:value-type="string" table:style-name="ce41">
            <text:p>-</text:p>
          </table:table-cell>
          <table:table-cell office:value-type="float" office:value="4221" table:style-name="ce40">
            <text:p>4.221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9269" table:style-name="ce44">
            <text:p>2.899.269</text:p>
          </table:table-cell>
          <table:table-cell office:value-type="percentage" office:value="1" table:style-name="ce45">
            <text:p>100,0%</text:p>
          </table:table-cell>
          <table:table-cell office:value-type="float" office:value="3911117" table:style-name="ce44">
            <text:p>3.911.117</text:p>
          </table:table-cell>
          <table:table-cell office:value-type="percentage" office:value="0.98764458484688933" table:style-name="ce45">
            <text:p>98,8%</text:p>
          </table:table-cell>
          <table:table-cell office:value-type="float" office:value="5183004" table:style-name="ce44">
            <text:p>5.183.004</text:p>
          </table:table-cell>
          <table:table-cell office:value-type="percentage" office:value="0.97114813492109586" table:style-name="ce45">
            <text:p>97,1%</text:p>
          </table:table-cell>
          <table:table-cell office:value-type="float" office:value="6573012" table:style-name="ce44">
            <text:p>6.573.012</text:p>
          </table:table-cell>
          <table:table-cell office:value-type="percentage" office:value="0.93455510111461093" table:style-name="ce45">
            <text:p>93,5%</text:p>
          </table:table-cell>
          <table:table-cell office:value-type="float" office:value="6786099" table:style-name="ce44">
            <text:p>6.786.099</text:p>
          </table:table-cell>
          <table:table-cell office:value-type="percentage" office:value="0.85989928453013575" table:style-name="ce45">
            <text:p>86,0%</text:p>
          </table:table-cell>
          <table:table-cell office:value-type="float" office:value="4600095" table:style-name="ce44">
            <text:p>4.600.095</text:p>
          </table:table-cell>
          <table:table-cell office:value-type="percentage" office:value="0.7383302492631697" table:style-name="ce45">
            <text:p>73,8%</text:p>
          </table:table-cell>
          <table:table-cell office:value-type="float" office:value="3622476" table:style-name="ce44">
            <text:p>3.622.476</text:p>
          </table:table-cell>
          <table:table-cell office:value-type="percentage" office:value="0.73260662050220038" table:style-name="ce45">
            <text:p>73,3%</text:p>
          </table:table-cell>
          <table:table-cell office:value-type="float" office:value="2926727" table:style-name="ce44">
            <text:p>2.926.727</text:p>
          </table:table-cell>
          <table:table-cell office:value-type="percentage" office:value="0.75262620844161754" table:style-name="ce45">
            <text:p>75,3%</text:p>
          </table:table-cell>
          <table:table-cell office:value-type="float" office:value="36501799" table:style-name="ce44">
            <text:p>36.501.799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6661797067685009" table:style-name="ce45">
            <text:p>86,7%</text:p>
          </table:table-cell>
          <table:table-cell office:value-type="percentage" office:value="0.76925579434443614" table:style-name="ce45">
            <text:p>76,9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8T15:16:59Z</meta:creation-date>
    <dc:date>2021-09-28T15:17:42Z</dc:date>
  </office:meta>
</office:document-meta>
</file>